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Georgia" svg:font-family="Georgia" style:font-family-generic="roman" style:font-pitch="variable" svg:panose-1="2 4 5 2 5 4 5 2 3 3"/>
    <style:font-face style:name="inherit" svg:font-family="inherit" style:font-family-generic="roman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3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4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5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6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2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3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3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4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8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6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7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76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7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9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80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8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8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0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0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6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2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3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3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4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3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17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178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179" style:parent-style-name="Fonteparág.padrão" style:family="text">
      <style:text-properties style:font-name="Courier" style:font-name-asian="Courier" style:font-name-complex="Courier" fo:font-weight="bold" style:font-weight-asian="bold" fo:color="#2AA198" fo:font-size="10pt" style:font-size-asian="10pt" style:font-size-complex="10pt"/>
    </style:style>
    <style:style style:name="T180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18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2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183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184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185" style:parent-style-name="Fonteparág.padrão" style:family="text">
      <style:text-properties style:font-name="Courier" style:font-name-asian="Courier" style:font-name-complex="Courier" fo:font-weight="bold" style:font-weight-asian="bold" fo:color="#2AA198" fo:font-size="10pt" style:font-size-asian="10pt" style:font-size-complex="10pt"/>
    </style:style>
    <style:style style:name="T186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18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8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189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190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P191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9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93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9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9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9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9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9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0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0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0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0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0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0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0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0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0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1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1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1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1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1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1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1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1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2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2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2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2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2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2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2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2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3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3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33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23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3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23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37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238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239" style:parent-style-name="Fonteparág.padrão" style:family="text">
      <style:text-properties style:font-name="Courier" style:font-name-asian="Courier" style:font-name-complex="Courier" fo:font-weight="bold" style:font-weight-asian="bold" fo:color="#2AA198" fo:font-size="10pt" style:font-size-asian="10pt" style:font-size-complex="10pt"/>
    </style:style>
    <style:style style:name="T240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24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242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243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244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245" style:parent-style-name="Fonteparág.padrão" style:family="text">
      <style:text-properties style:font-name="Courier" style:font-name-asian="Courier" style:font-name-complex="Courier" fo:font-weight="bold" style:font-weight-asian="bold" fo:color="#2AA198" fo:font-size="10pt" style:font-size-asian="10pt" style:font-size-complex="10pt"/>
    </style:style>
    <style:style style:name="T246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24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248" style:parent-style-name="Fonteparág.padrão" style:family="text">
      <style:text-properties style:font-name="inherit" style:font-name-asian="inherit" style:font-name-complex="inherit" fo:font-weight="bold" style:font-weight-asian="bold" fo:color="#2AA198" fo:font-size="10pt" style:font-size-asian="10pt" style:font-size-complex="10pt"/>
    </style:style>
    <style:style style:name="T249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250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P251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5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53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5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5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56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5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5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6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6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6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6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6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6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7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7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7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7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7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7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2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7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27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28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8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8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8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8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8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8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8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8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8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9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9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29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29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29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295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29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97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29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29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30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30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30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30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P30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0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0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0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0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1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1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1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1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1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1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1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2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2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2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2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2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2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32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2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2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3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3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32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333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334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335" style:parent-style-name="Fonteparág.padrão" style:family="text">
      <style:text-properties style:font-name="Courier" style:font-name-asian="Courier" style:font-name-complex="Courier" fo:font-weight="bold" style:font-weight-asian="bold" fo:color="#268BD2" fo:font-size="10pt" style:font-size-asian="10pt" style:font-size-complex="10pt"/>
    </style:style>
    <style:style style:name="T33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37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338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339" style:parent-style-name="Fonteparág.padrão" style:family="text">
      <style:text-properties style:font-name="Courier" style:font-name-asian="Courier" style:font-name-complex="Courier" fo:font-weight="bold" style:font-weight-asian="bold" fo:color="#268BD2" fo:font-size="10pt" style:font-size-asian="10pt" style:font-size-complex="10pt"/>
    </style:style>
    <style:style style:name="T3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41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342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T343" style:parent-style-name="Fonteparág.padrão" style:family="text">
      <style:text-properties style:font-name="Courier" style:font-name-asian="Courier" style:font-name-complex="Courier" fo:font-weight="bold" style:font-weight-asian="bold" fo:color="#268BD2" fo:font-size="10pt" style:font-size-asian="10pt" style:font-size-complex="10pt"/>
    </style:style>
    <style:style style:name="T34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45" style:parent-style-name="Fonteparág.padrão" style:family="text">
      <style:text-properties style:font-name="Courier" style:font-name-asian="Courier" style:font-name-complex="Courier" fo:font-weight="bold" style:font-weight-asian="bold" fo:color="#CB4B16" fo:font-size="10pt" style:font-size-asian="10pt" style:font-size-complex="10pt"/>
    </style:style>
    <style:style style:name="T346" style:parent-style-name="Fonteparág.padrão" style:family="text">
      <style:text-properties style:font-name="inherit" style:font-name-asian="inherit" style:font-name-complex="inherit" fo:font-weight="bold" style:font-weight-asian="bold" fo:color="#CB4B16" fo:font-size="10pt" style:font-size-asian="10pt" style:font-size-complex="10pt"/>
    </style:style>
    <style:style style:name="P34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348" style:parent-style-name="Standard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4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5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5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 style:text-underline-type="single" style:text-underline-style="solid" style:text-underline-width="auto" style:text-underline-mode="continuous"/>
    </style:style>
    <style:style style:name="T35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5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5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5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5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5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5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6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6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6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6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6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6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6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6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7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3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7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7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37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37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7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7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37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379" style:parent-style-name="Standard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380" style:parent-style-name="Normal" style:family="paragraph">
      <style:paragraph-properties fo:break-before="page"/>
      <style:text-properties style:font-name="Courier" style:font-name-asian="Courier" style:font-name-complex="Courier" fo:color="#4F4F4F" fo:font-size="10pt" style:font-size-asian="10pt" style:font-size-complex="10pt"/>
    </style:style>
    <style:style style:name="P38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382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383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84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8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86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8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8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9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9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9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39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3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9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39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39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39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0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0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0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0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1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1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1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41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1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41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1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2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2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2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2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2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2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2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2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2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3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3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3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4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3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43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3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3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38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43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44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4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4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44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44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4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44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44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44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449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50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5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5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5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5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45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5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5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6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6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4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6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6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6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6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7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7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7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7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7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475" style:parent-style-name="Normal" style:family="paragraph">
      <style:text-properties style:font-name="Courier" style:font-name-asian="Courier" style:font-name-complex="Courier" fo:color="#268BD2" fo:font-size="10pt" style:font-size-asian="10pt" style:font-size-complex="10pt"/>
    </style:style>
    <style:style style:name="P47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4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7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47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8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8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8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8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8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8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8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8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48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49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9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9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49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9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49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49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49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498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49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0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0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50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0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0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50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50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50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0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1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1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51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1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1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1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1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2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52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2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2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2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2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2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3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3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32" style:parent-style-name="Fonteparág.padrão" style:family="text">
      <style:text-properties style:font-name="Courier" style:font-name-asian="Courier" style:font-name-complex="Courier" fo:font-weight="bold" style:font-weight-asian="bold" fo:color="#268BD2" fo:font-size="10pt" style:font-size-asian="10pt" style:font-size-complex="10pt"/>
    </style:style>
    <style:style style:name="T53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3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3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3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3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3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3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4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4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4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54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4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4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5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4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4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5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5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5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5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5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5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5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5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6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56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56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6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5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6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6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6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69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57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7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73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57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7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7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7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57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57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58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58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58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583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58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8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8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8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58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9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59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9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93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59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9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59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59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59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59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0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0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0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0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0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0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0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0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1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1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1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1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1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1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1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1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1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1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2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2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2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2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62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6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2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2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2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3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3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3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3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3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3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3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3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3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3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4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4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4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64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4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45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64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64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4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49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65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65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65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65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65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65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65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657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5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6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66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6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6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6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6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6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6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67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6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7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7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7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7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7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7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7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8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8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8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8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8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68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68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8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8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9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9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9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9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69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69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69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69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69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0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0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0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0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0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0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0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0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0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0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1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1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1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1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1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1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1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1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1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1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2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2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2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72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2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26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72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2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2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3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3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3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3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73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73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73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737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3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3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4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4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74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4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4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4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4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74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75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5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5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5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5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5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5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5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5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6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6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6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6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6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6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6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7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7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7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7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7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7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7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7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7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78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7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8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8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8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8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8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8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8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9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9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9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79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79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7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79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79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79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79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0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01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80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0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0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05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80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0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0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80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81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81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81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1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1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1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81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81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1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2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21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82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2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2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82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82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2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2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2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3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3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3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3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3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3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3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3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4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4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4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4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4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4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4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4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4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5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5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5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5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5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5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5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5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5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6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6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86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86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6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6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6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6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6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7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7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7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7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7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7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87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7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7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7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8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88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8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8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8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88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8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88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88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9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9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9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89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9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89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89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89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89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90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90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90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03" style:parent-style-name="Standard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04" style:parent-style-name="Normal" style:family="paragraph">
      <style:paragraph-properties fo:break-before="page"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05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906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07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0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0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1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1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1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1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1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1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1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1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1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1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2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2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2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2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2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2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2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2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2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3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3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3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3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3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3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3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3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3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4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4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4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4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4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4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4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4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4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5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5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5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5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5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5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5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5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6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6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6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6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6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6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9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6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6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7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97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97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7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74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97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97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9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97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97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980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8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8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8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8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98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8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8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8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8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9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99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9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93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P99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9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99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99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99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9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0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0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0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0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0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0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0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0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0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1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1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1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01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0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1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1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2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2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2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2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2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2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2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2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2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3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3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3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3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3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3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3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3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3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3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4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41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04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4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4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45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04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4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4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4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5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5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5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5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5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5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5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57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05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5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6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61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06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6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6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6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6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06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06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06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07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07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072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7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7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7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07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0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7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7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80" style:parent-style-name="Fonteparág.padrão" style:family="text">
      <style:text-properties style:font-name="Courier" style:font-name-asian="Courier" style:font-name-complex="Courier" fo:font-weight="bold" style:font-weight-asian="bold" fo:color="#4F4F4F" fo:font-size="10pt" style:font-size-asian="10pt" style:font-size-complex="10pt"/>
    </style:style>
    <style:style style:name="T10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8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08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08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8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8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8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8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9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9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9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9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09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09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09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09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0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0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0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0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10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10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0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0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0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0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1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1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1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1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1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1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1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1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1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2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2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12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2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2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26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12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12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2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3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13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13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3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13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13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13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13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3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3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14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14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4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4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4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4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4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4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P115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1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5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5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5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5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5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5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5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5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6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6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6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6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6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6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6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6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6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6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7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17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1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7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7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7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7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7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7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7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8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8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8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8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8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8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8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18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8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9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9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19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9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19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19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9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19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19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19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0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20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0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0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0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0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0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07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20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0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1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1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1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1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1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21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21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21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21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1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2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2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22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22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2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2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2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23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23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3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3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3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3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3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3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3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4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4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4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4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4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4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4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4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4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4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5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5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5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5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5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5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25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25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5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6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6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6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6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6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6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6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6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6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6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7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7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7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27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7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7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7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7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7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8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82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28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8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8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86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28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8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90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29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29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29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29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29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29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29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29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2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30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30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0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0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0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0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0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0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30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31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1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1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1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1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1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1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2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2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2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2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2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2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2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2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3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3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33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33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3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3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3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4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4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4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4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4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4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4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4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34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4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5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5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5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5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5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5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5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5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5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6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36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6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6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6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6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6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36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6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69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37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7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73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37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7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7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7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7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7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8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8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8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8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8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8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38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38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38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389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90" style:parent-style-name="Standard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91" style:parent-style-name="Normal" style:family="paragraph">
      <style:paragraph-properties fo:break-before="page"/>
      <style:text-properties style:font-name="Courier" style:font-name-asian="Courier" style:font-name-complex="Courier" fo:color="#4F4F4F" fo:font-size="10pt" style:font-size-asian="10pt" style:font-size-complex="10pt"/>
    </style:style>
    <style:style style:name="P139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393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1394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39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396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397" style:parent-style-name="Normal" style:family="paragraph">
      <style:paragraph-properties fo:margin-bottom="0.0972in" fo:line-height="120%"/>
    </style:style>
    <style:style style:name="T139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3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01" style:parent-style-name="Normal" style:family="paragraph">
      <style:paragraph-properties fo:line-height="120%"/>
    </style:style>
    <style:style style:name="T140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03" style:parent-style-name="Fonteparág.padrão" style:family="text">
      <style:text-properties fo:color="#268BD2"/>
    </style:style>
    <style:style style:name="T140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05" style:parent-style-name="Normal" style:family="paragraph">
      <style:paragraph-properties fo:line-height="120%"/>
    </style:style>
    <style:style style:name="T140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0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09" style:parent-style-name="Normal" style:family="paragraph">
      <style:paragraph-properties fo:line-height="120%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1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1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1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1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1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1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1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2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2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2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2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2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2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2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3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3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3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3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3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3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3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439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40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4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4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4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4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4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4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4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4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4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5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5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5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5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5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5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45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5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5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6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46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6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6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6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6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46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67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46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6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70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47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47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7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74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47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47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7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47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48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4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48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483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48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48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86" style:parent-style-name="Normal" style:family="paragraph">
      <style:paragraph-properties fo:margin-bottom="0.0972in" fo:line-height="120%"/>
    </style:style>
    <style:style style:name="T14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8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89" style:parent-style-name="Normal" style:family="paragraph">
      <style:paragraph-properties fo:line-height="120%"/>
    </style:style>
    <style:style style:name="T149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91" style:parent-style-name="Fonteparág.padrão" style:family="text">
      <style:text-properties fo:color="#268BD2"/>
    </style:style>
    <style:style style:name="T149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9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94" style:parent-style-name="Normal" style:family="paragraph">
      <style:paragraph-properties fo:line-height="120%"/>
    </style:style>
    <style:style style:name="T14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9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497" style:parent-style-name="Normal" style:family="paragraph">
      <style:paragraph-properties fo:line-height="120%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49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49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0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0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0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0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0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0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0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0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0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0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1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1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1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1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1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1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1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19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2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2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2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2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2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2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52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29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3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3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3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3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36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3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38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3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4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4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4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4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4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4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4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4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4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5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5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5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5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55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5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55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5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59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56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56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6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63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56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56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6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6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56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56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57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571" style:parent-style-name="Normal" style:family="paragraph">
      <style:text-properties style:font-name="inherit" style:font-name-asian="inherit" style:font-name-complex="inherit" fo:color="#CB4B16" fo:font-size="10pt" style:font-size-asian="10pt" style:font-size-complex="10pt"/>
    </style:style>
    <style:style style:name="P157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573" style:parent-style-name="Standard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574" style:parent-style-name="Normal" style:family="paragraph">
      <style:paragraph-properties fo:break-before="page"/>
      <style:text-properties style:font-name="Courier" style:font-name-asian="Courier" style:font-name-complex="Courier" fo:color="#4F4F4F" fo:font-size="10pt" style:font-size-asian="10pt" style:font-size-complex="10pt"/>
    </style:style>
    <style:style style:name="P1575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57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577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157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79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80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8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8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8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8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8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8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58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8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9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592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59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9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59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9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59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59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59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0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0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0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0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0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0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0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0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0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1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1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1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1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614" style:parent-style-name="Normal" style:family="paragraph">
      <style:text-properties style:font-name="inherit" style:font-name-asian="inherit" style:font-name-complex="inherit" fo:color="#268BD2" fo:font-size="10pt" style:font-size-asian="10pt" style:font-size-complex="10pt"/>
    </style:style>
    <style:style style:name="T161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1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1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1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2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2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2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2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2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2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2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2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3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3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3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3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3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3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37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3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3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64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41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64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4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44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645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64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48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649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65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5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5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53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65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65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65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65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658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6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6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6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664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66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6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6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6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6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67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67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72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7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7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7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7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7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7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7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8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8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8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8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8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85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8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8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8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9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9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692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69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694" style:parent-style-name="Normal" style:family="paragraph">
      <style:text-properties style:font-name="inherit" style:font-name-asian="inherit" style:font-name-complex="inherit" fo:color="#268BD2" fo:font-size="10pt" style:font-size-asian="10pt" style:font-size-complex="10pt"/>
    </style:style>
    <style:style style:name="T169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9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69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69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69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0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01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0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0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0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05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06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0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0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09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10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1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1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1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14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71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1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1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18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71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2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2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2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2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2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25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726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27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28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29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73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3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3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33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73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73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3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737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738" style:parent-style-name="Standard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739" style:parent-style-name="Normal" style:family="paragraph">
      <style:paragraph-properties fo:break-before="page"/>
      <style:text-properties style:font-name="Courier" style:font-name-asian="Courier" style:font-name-complex="Courier" fo:color="#4F4F4F" fo:font-size="10pt" style:font-size-asian="10pt" style:font-size-complex="10pt"/>
    </style:style>
    <style:style style:name="P1740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74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742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FF0000" fo:font-size="10pt" style:font-size-asian="10pt" style:font-size-complex="10pt"/>
    </style:style>
    <style:style style:name="P1743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744" style:parent-style-name="Normal" style:family="paragraph">
      <style:paragraph-properties fo:text-align="center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745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746" style:parent-style-name="Normal" style:family="paragraph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4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4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4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5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751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75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53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5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5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5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5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P1758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T175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6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6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6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6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64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6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6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6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6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6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70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7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73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4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76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7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78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7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8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81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82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P1783" style:parent-style-name="Normal" style:family="paragraph">
      <style:paragraph-properties fo:line-height="120%"/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78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85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78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87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88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89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90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91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92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93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94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95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796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797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798" style:parent-style-name="Fonteparág.padrão" style:family="text">
      <style:text-properties style:font-name="Courier" style:font-name-asian="Courier" style:font-name-complex="Courier" fo:color="#268BD2" fo:font-size="10pt" style:font-size-asian="10pt" style:font-size-complex="10pt"/>
    </style:style>
    <style:style style:name="T1799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800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01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02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803" style:parent-style-name="Fonteparág.padrão" style:family="text">
      <style:text-properties style:font-name="inherit" style:font-name-asian="inherit" style:font-name-complex="inherit" fo:color="#268BD2" fo:font-size="10pt" style:font-size-asian="10pt" style:font-size-complex="10pt"/>
    </style:style>
    <style:style style:name="T1804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05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06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807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80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09" style:parent-style-name="Fonteparág.padrão" style:family="text">
      <style:text-properties style:font-name="inherit" style:font-name-asian="inherit" style:font-name-complex="inherit" fo:font-weight="bold" style:font-weight-asian="bold" fo:color="#268BD2" fo:font-size="10pt" style:font-size-asian="10pt" style:font-size-complex="10pt"/>
    </style:style>
    <style:style style:name="T1810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11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12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13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814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15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16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17" style:parent-style-name="Fonteparág.padrão" style:family="text">
      <style:text-properties style:font-name="Courier" style:font-name-asian="Courier" style:font-name-complex="Courier" fo:color="#2AA198" fo:font-size="10pt" style:font-size-asian="10pt" style:font-size-complex="10pt"/>
    </style:style>
    <style:style style:name="T1818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19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20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T1821" style:parent-style-name="Fonteparág.padrão" style:family="text">
      <style:text-properties style:font-name="Courier" style:font-name-asian="Courier" style:font-name-complex="Courier" fo:color="#4F4F4F" fo:font-size="10pt" style:font-size-asian="10pt" style:font-size-complex="10pt"/>
    </style:style>
    <style:style style:name="T1822" style:parent-style-name="Fonteparág.padrão" style:family="text">
      <style:text-properties style:font-name="inherit" style:font-name-asian="inherit" style:font-name-complex="inherit" fo:color="#2AA198" fo:font-size="10pt" style:font-size-asian="10pt" style:font-size-complex="10pt"/>
    </style:style>
    <style:style style:name="T1823" style:parent-style-name="Fonteparág.padrão" style:family="text">
      <style:text-properties style:font-name="Courier" style:font-name-asian="Courier" style:font-name-complex="Courier" fo:color="#CB4B16" fo:font-size="10pt" style:font-size-asian="10pt" style:font-size-complex="10pt"/>
    </style:style>
    <style:style style:name="T1824" style:parent-style-name="Fonteparág.padrão" style:family="text">
      <style:text-properties style:font-name="inherit" style:font-name-asian="inherit" style:font-name-complex="inherit" fo:color="#CB4B16" fo:font-size="10pt" style:font-size-asian="10pt" style:font-size-complex="10pt"/>
    </style:style>
    <style:style style:name="P1825" style:parent-style-name="Normal" style:family="paragraph">
      <style:text-properties style:font-name="inherit" style:font-name-asian="inherit" style:font-name-complex="inherit" fo:color="#CB4B16" fo:font-size="10pt" style:font-size-asian="10pt" style:font-size-complex="10pt"/>
    </style:style>
    <style:style style:name="P1826" style:parent-style-name="Normal" style:family="paragraph">
      <style:text-properties style:font-name="Courier" style:font-name-asian="Courier" style:font-name-complex="Courier" fo:color="#4F4F4F" fo:font-size="10pt" style:font-size-asian="10pt" style:font-size-complex="10pt"/>
    </style:style>
    <style:style style:name="P1827" style:parent-style-name="Normal" style:family="paragraph">
      <style:paragraph-properties fo:line-height="120%"/>
    </style:style>
  </office:automatic-styles>
  <office:body>
    <office:text text:use-soft-page-breaks="true">
      <text:p text:style-name="P1">User Stories CodeMenu</text:p>
      <text:p text:style-name="P2"/>
      <text:p text:style-name="P3"/>
      <text:p text:style-name="P4"/>
      <text:p text:style-name="P5">1. Análise e desenvolvimento do MVP do CodeMenu</text:p>
      <text:p text:style-name="P6"/>
      <text:p text:style-name="P7"/>
      <text:p text:style-name="Normal"><text:span text:style-name="T8">1.1@analiseSistema</text:span></text:p>
      <text:p text:style-name="Normal"><text:span text:style-name="T9">Funcionalidade:</text:span><text:span text:style-name="T10"><text:s/></text:span><text:span text:style-name="T11">o produto de sistema integrado CodeMenu tem a finalidade de prestar<text:s/></text:span><text:span text:style-name="T12">serviço ao cliente de estabelecimentos comerciais de alimentos para solucionar os problemas, na agilidade de pedidos, orientação da entrega, tendo fácil e cíclica interação entre operador e software, otimizando o processo de gerenciamento de estabeleciment</text:span><text:span text:style-name="T13">os afins e proporcionando mais autonomia ao cliente/administrador.</text:span></text:p>
      <text:p text:style-name="P14"/>
      <text:p text:style-name="P15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</text:p>
      <text:p text:style-name="P16"/>
      <text:p text:style-name="Normal"><text:span text:style-name="T17">Contexto</text:span><text:span text:style-name="T18"><text:s/></text:span><text:span text:style-name="T19">possibilidade de realizar a instalação total ou parcial do sistema integrado em estabelecimentos de prestação de serviço de consumo de alimentos e bebidas</text:span></text:p>
      <text:p text:style-name="Normal"><text:span text:style-name="T20">Da</text:span><text:span text:style-name="T21">do<text:s/></text:span><text:span text:style-name="T22">que aquisitor possa acessar o sistema<text:s/></text:span><text:span text:style-name="T23"><text:s/></text:span></text:p>
      <text:p text:style-name="P24"/>
      <text:p text:style-name="Normal"><text:span text:style-name="T25">Esquema do Contexto<text:s/></text:span><text:span text:style-name="T26"><text:s/>aquisitor realiza administração, gerência e solicitação de pedidos e entrega do produto</text:span></text:p>
      <text:p text:style-name="Normal"><text:span text:style-name="T27">Quando<text:s/></text:span><text:span text:style-name="T28">adquirir um<text:s/></text:span><text:span text:style-name="T29">&lt;Usuário&gt;</text:span><text:span text:style-name="T30"><text:s/></text:span><text:span text:style-name="T31">válido</text:span></text:p>
      <text:p text:style-name="Normal"><text:span text:style-name="T32">E<text:s/></text:span><text:span text:style-name="T33">inserir uma<text:s/></text:span><text:span text:style-name="T34">&lt;Senha&gt;</text:span><text:span text:style-name="T35"><text:s/></text:span><text:span text:style-name="T36">válida</text:span></text:p>
      <text:p text:style-name="Normal"><text:span text:style-name="T37">Então<text:s/></text:span><text:span text:style-name="T38">o sistema deve permitir a<text:s/></text:span><text:span text:style-name="T39">autenticação como<text:s/></text:span><text:span text:style-name="T40">&lt;administrador&gt;</text:span></text:p>
      <text:p text:style-name="Normal"><text:span text:style-name="T41">E<text:s/></text:span><text:span text:style-name="T42">o tipo de<text:s/></text:span><text:span text:style-name="T43">&lt;Permissão&gt;</text:span><text:span text:style-name="T44"><text:s/></text:span><text:span text:style-name="T45">do usuário deve ser exibido</text:span></text:p>
      <text:p text:style-name="P46"/>
      <text:p text:style-name="Normal"><text:span text:style-name="T47">Exemplos:</text:span><text:span text:style-name="T48"><text:s/></text:span><text:span text:style-name="T49">|</text:span><text:span text:style-name="T50"><text:s/></text:span><text:span text:style-name="T51">Usuario</text:span><text:span text:style-name="T52"><text:s/></text:span><text:span text:style-name="T53">|</text:span><text:span text:style-name="T54"><text:s/></text:span><text:span text:style-name="T55">Senha</text:span><text:span text:style-name="T56"><text:s/></text:span><text:span text:style-name="T57">|</text:span><text:span text:style-name="T58"><text:s/></text:span><text:span text:style-name="T59">Permissão</text:span><text:span text:style-name="T60"><text:s/></text:span><text:span text:style-name="T61">|</text:span></text:p>
      <text:p text:style-name="Normal"><text:span text:style-name="T62"><text:s text:c="9"/></text:span><text:span text:style-name="T63">| "</text:span><text:span text:style-name="T64">jorgeadm@codemenu.com</text:span><text:span text:style-name="T65">"</text:span><text:span text:style-name="T66"><text:s/></text:span><text:span text:style-name="T67">|</text:span><text:span text:style-name="T68"><text:s/></text:span><text:span text:style-name="T69">"0001"</text:span><text:span text:style-name="T70"><text:s/></text:span><text:span text:style-name="T71">|</text:span><text:span text:style-name="T72"><text:s/></text:span><text:span text:style-name="T73">"Administrador"</text:span><text:span text:style-name="T74"><text:s/></text:span><text:span text:style-name="T75">|</text:span></text:p>
      <text:p text:style-name="P76"/>
      <text:p text:style-name="P77"/>
      <text:p text:style-name="P78"/>
      <text:p text:style-name="P79"/>
      <text:p text:style-name="P80">1.2@ambienteSistema</text:p>
      <text:p text:style-name="Normal"><text:span text:style-name="T81">Funcionalidade:</text:span><text:span text:style-name="T82"><text:s/></text:span><text:span text:style-name="T83">selecionar e<text:s/></text:span><text:span text:style-name="T84">estudar as tecnologias a ser utilizadas para o desenvolvimento do sistema, posso desenvolver todas as partes integradas do sistema</text:span></text:p>
      <text:p text:style-name="P85"/>
      <text:p text:style-name="Normal"><text:span text:style-name="T86">Contexto</text:span><text:span text:style-name="T87"><text:s/></text:span><text:span text:style-name="T88">possibilidade de desenvolver o sistema com as tecnologias estudadas e selecionadas</text:span></text:p>
      <text:p text:style-name="Normal"><text:span text:style-name="T89">Dado<text:s/></text:span><text:span text:style-name="T90">que ao selecionar e estudar</text:span><text:span text:style-name="T91"><text:s/>as tecnologias a ser utilizadas posso desenvolver o sistema</text:span></text:p>
      <text:p text:style-name="P92"/>
      <text:p text:style-name="Normal"><text:span text:style-name="T93">Esquema do Contexto<text:s/></text:span><text:span text:style-name="T94"><text:s/>selecionar as tecnologias</text:span></text:p>
      <text:p text:style-name="Normal"><text:span text:style-name="T95">Quando<text:s/></text:span><text:span text:style-name="T96">definidas pelo grupo</text:span></text:p>
      <text:p text:style-name="Normal"><text:span text:style-name="T97">E<text:s/></text:span><text:span text:style-name="T98">estudar as tecnologias selecionadas</text:span></text:p>
      <text:p text:style-name="Normal"><text:span text:style-name="T99">Então<text:s/></text:span><text:span text:style-name="T100">posso aplicar para o desenvolvimento do sistema</text:span></text:p>
      <text:p text:style-name="Normal"><text:span text:style-name="T101">E<text:s/></text:span><text:span text:style-name="T102">compartilhar com a equipe</text:span><text:span text:style-name="T103"><text:s/>sobre os estudos</text:span></text:p>
      <text:p text:style-name="P104"/>
      <text:p text:style-name="Normal"><text:span text:style-name="T105">Exemplos:</text:span><text:span text:style-name="T106"><text:s/></text:span><text:span text:style-name="T107">|</text:span><text:span text:style-name="T108"><text:s/></text:span><text:span text:style-name="T109">Tecnologia</text:span><text:span text:style-name="T110"><text:s/></text:span><text:span text:style-name="T111">|</text:span><text:span text:style-name="T112"><text:s/></text:span><text:span text:style-name="T113">Membro da Equipe</text:span><text:span text:style-name="T114"><text:s/></text:span><text:span text:style-name="T115">|</text:span><text:span text:style-name="T116"><text:s/></text:span><text:span text:style-name="T117">Prazo</text:span><text:span text:style-name="T118"><text:s/></text:span><text:span text:style-name="T119">|</text:span></text:p>
      <text:p text:style-name="Normal"><text:span text:style-name="T120"><text:s text:c="10"/></text:span><text:span text:style-name="T121">| "</text:span><text:span text:style-name="T122">android</text:span><text:span text:style-name="T123">"</text:span><text:span text:style-name="T124"><text:s/></text:span><text:span text:style-name="T125">|</text:span><text:span text:style-name="T126"><text:s/></text:span><text:span text:style-name="T127">"Maria"</text:span><text:span text:style-name="T128"><text:s/></text:span><text:span text:style-name="T129">|</text:span><text:span text:style-name="T130"><text:s/></text:span><text:span text:style-name="T131">"3 dias"</text:span><text:span text:style-name="T132"><text:s/></text:span><text:span text:style-name="T133">|</text:span></text:p>
      <text:p text:style-name="P134"/>
      <text:p text:style-name="P135"/>
      <text:p text:style-name="P136"/>
      <text:p text:style-name="P137"/>
      <text:p text:style-name="Normal"/>
      <text:p text:style-name="P138">1.2.1@configuraçãoSistema</text:p>
      <text:p text:style-name="Normal"><text:span text:style-name="T139">Funcionalidade:</text:span><text:span text:style-name="T140"><text:s/></text:span><text:span text:style-name="T141"><text:s/>configurar o ambiente de sistema com as tecnologias a ser utilizadas para o desenvolvimento<text:s/></text:span><text:span text:style-name="T142">do sistema, posso padronizar e desenvolver todas as partes integradas do sistema</text:span></text:p>
      <text:p text:style-name="P143"/>
      <text:p text:style-name="Normal"><text:span text:style-name="T144">Contexto</text:span><text:span text:style-name="T145"><text:s/></text:span><text:span text:style-name="T146">possibilidade de desenvolver o sistema com as configurações instaladas no ambiente de desenvolvimento</text:span></text:p>
      <text:p text:style-name="Normal"><text:span text:style-name="T147">Dado<text:s/></text:span><text:span text:style-name="T148">que ao configurar as tecnologias a ser utilizadas posso de</text:span><text:span text:style-name="T149">senvolver o sistema</text:span></text:p>
      <text:p text:style-name="P150"/>
      <text:p text:style-name="Normal"><text:span text:style-name="T151">Esquema do Contexto<text:s/></text:span><text:span text:style-name="T152"><text:s/>configurar o ambinete de sistema com as tecnologias selecionadas</text:span></text:p>
      <text:p text:style-name="Normal"><text:span text:style-name="T153">Então<text:s/></text:span><text:span text:style-name="T154">posso aplicar para o desenvolvimento do sistema</text:span></text:p>
      <text:soft-page-break/>
      <text:p text:style-name="Normal"><text:span text:style-name="T155">E<text:s/></text:span><text:span text:style-name="T156">padronizar o ambiente de desenvolvimento</text:span></text:p>
      <text:p text:style-name="P157"/>
      <text:p text:style-name="Normal"><text:span text:style-name="T158">Exemplos:</text:span><text:span text:style-name="T159"><text:s/></text:span><text:span text:style-name="T160">|</text:span><text:span text:style-name="T161"><text:s/></text:span><text:span text:style-name="T162">Configuração</text:span><text:span text:style-name="T163"><text:s/></text:span><text:span text:style-name="T164">|</text:span><text:span text:style-name="T165"><text:s/></text:span><text:span text:style-name="T166">Membro da Equipe</text:span><text:span text:style-name="T167"><text:s/></text:span><text:span text:style-name="T168">|</text:span><text:span text:style-name="T169"><text:s/></text:span><text:span text:style-name="T170">Prazo</text:span><text:span text:style-name="T171"><text:s/></text:span><text:span text:style-name="T172">|</text:span></text:p>
      <text:p text:style-name="Normal"><text:span text:style-name="T173"><text:s text:c="10"/></text:span><text:span text:style-name="T174">| "</text:span><text:span text:style-name="T175">android</text:span><text:span text:style-name="T176">"</text:span><text:span text:style-name="T177"><text:s/></text:span><text:span text:style-name="T178">|</text:span><text:span text:style-name="T179"><text:s/></text:span><text:span text:style-name="T180">"</text:span><text:span text:style-name="T181">Maria</text:span><text:span text:style-name="T182">"</text:span><text:span text:style-name="T183"><text:s/></text:span><text:span text:style-name="T184">|</text:span><text:span text:style-name="T185"><text:s/></text:span><text:span text:style-name="T186">"</text:span><text:span text:style-name="T187">3 dias</text:span><text:span text:style-name="T188">"</text:span><text:span text:style-name="T189"><text:s/></text:span><text:span text:style-name="T190">|</text:span></text:p>
      <text:p text:style-name="P191"/>
      <text:p text:style-name="P192"/>
      <text:p text:style-name="P193"/>
      <text:p text:style-name="P194"/>
      <text:p text:style-name="P195">1.2.2@instalaçãoSistema</text:p>
      <text:p text:style-name="Normal"><text:span text:style-name="T196">Funcionalidade:</text:span><text:span text:style-name="T197"><text:s/></text:span><text:span text:style-name="T198"><text:s/>instalar e testar o ambiente de desenvolvimento com as tecnologias a ser utilizadas em todos os sistemas operacionais para o desenvolvimento do sistema, posso<text:s/></text:span><text:span text:style-name="T199">desenvolver todas as partes integradas do sistema</text:span></text:p>
      <text:p text:style-name="P200"/>
      <text:p text:style-name="Normal"><text:span text:style-name="T201">Contexto</text:span><text:span text:style-name="T202"><text:s/></text:span><text:span text:style-name="T203">possibilidade de desenvolver o sistema com as tecnologias instaladas em todos os sistemas operacionais testados</text:span></text:p>
      <text:p text:style-name="Normal"><text:span text:style-name="T204">Dado<text:s/></text:span><text:span text:style-name="T205">que ao instalar o ambiente de desenvolvimento</text:span></text:p>
      <text:p text:style-name="P206"/>
      <text:p text:style-name="Normal"><text:span text:style-name="T207">Esquema do Contexto<text:s/></text:span><text:span text:style-name="T208"><text:s/>instalar e<text:s/></text:span><text:span text:style-name="T209">testar o ambiente de desenvolvimento com as tecnologias</text:span></text:p>
      <text:p text:style-name="Normal"><text:span text:style-name="T210">Quando<text:s/></text:span><text:span text:style-name="T211">já testadas nos sistemas operacionais selecionados para os testes</text:span><text:span text:style-name="T212"><text:s text:c="2"/></text:span></text:p>
      <text:p text:style-name="Normal"><text:span text:style-name="T213">Então<text:s/></text:span><text:span text:style-name="T214">posso aplicar para o desenvolvimento do sistema</text:span></text:p>
      <text:p text:style-name="Normal"><text:span text:style-name="T215">E<text:s/></text:span><text:span text:style-name="T216">compartilhar com a equipe sobre os estudos</text:span></text:p>
      <text:p text:style-name="P217"/>
      <text:p text:style-name="Normal"><text:span text:style-name="T218">Exemplos:</text:span><text:span text:style-name="T219"><text:s/></text:span><text:span text:style-name="T220">|</text:span><text:span text:style-name="T221"><text:s/></text:span><text:span text:style-name="T222">Tecnologia</text:span><text:span text:style-name="T223"><text:s/></text:span><text:span text:style-name="T224">|</text:span><text:span text:style-name="T225"><text:s/></text:span><text:span text:style-name="T226">Membro da Equipe</text:span><text:span text:style-name="T227"><text:s/></text:span><text:span text:style-name="T228">|</text:span><text:span text:style-name="T229"><text:s/></text:span><text:span text:style-name="T230">Prazo</text:span><text:span text:style-name="T231"><text:s/></text:span><text:span text:style-name="T232">|</text:span></text:p>
      <text:p text:style-name="Normal"><text:span text:style-name="T233"><text:s text:c="10"/></text:span><text:span text:style-name="T234">| "</text:span><text:span text:style-name="T235">android</text:span><text:span text:style-name="T236">"</text:span><text:span text:style-name="T237"><text:s/></text:span><text:span text:style-name="T238">|</text:span><text:span text:style-name="T239"><text:s/></text:span><text:span text:style-name="T240">"</text:span><text:span text:style-name="T241">Maria</text:span><text:span text:style-name="T242">"</text:span><text:span text:style-name="T243"><text:s/></text:span><text:span text:style-name="T244">|</text:span><text:span text:style-name="T245"><text:s/></text:span><text:span text:style-name="T246">"</text:span><text:span text:style-name="T247">3 dias</text:span><text:span text:style-name="T248">"</text:span><text:span text:style-name="T249"><text:s/></text:span><text:span text:style-name="T250">|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Normal"><text:span text:style-name="T257">1.3@desenvolvimentoSistema</text:span></text:p>
      <text:p text:style-name="Normal"><text:span text:style-name="T258">Funcionalidade:</text:span><text:span text:style-name="T259"><text:s/></text:span><text:span text:style-name="T260">desenvolver o sistema com as tecnologias selecionadas, configuradas e instaladas, posso desenvolver todas as partes integradas do<text:s/></text:span><text:span text:style-name="T261">sistema</text:span></text:p>
      <text:p text:style-name="P262"/>
      <text:p text:style-name="Normal"><text:span text:style-name="T263">Contexto</text:span><text:span text:style-name="T264"><text:s/></text:span><text:span text:style-name="T265">possibilidade de desenvolver o sistema com as tecnologias selecionadas, instaladas e configuradas em todos os sistemas operacionais testados</text:span></text:p>
      <text:p text:style-name="Normal"><text:span text:style-name="T266">Dado<text:s/></text:span><text:span text:style-name="T267">que posso utilizar o ambiente de desenvolvimento</text:span></text:p>
      <text:p text:style-name="P268"/>
      <text:p text:style-name="Normal"><text:span text:style-name="T269">Esquema do Contexto<text:s/></text:span><text:span text:style-name="T270"><text:s/>desenvolvimento do si</text:span><text:span text:style-name="T271">stema <text:s/></text:span></text:p>
      <text:p text:style-name="Normal"><text:span text:style-name="T272">Quando<text:s/></text:span><text:span text:style-name="T273">o ambiente do sistema estiver selecionada, instalado e configurado</text:span><text:span text:style-name="T274"><text:s text:c="2"/></text:span></text:p>
      <text:p text:style-name="Normal"><text:span text:style-name="T275">Então<text:s/></text:span><text:span text:style-name="T276">posso desenvolver o sistema</text:span></text:p>
      <text:p text:style-name="Normal"><text:span text:style-name="T277">E<text:s/></text:span><text:span text:style-name="T278">iniciar o desenvolvimento de partes do sistema definido pela equipe</text:span></text:p>
      <text:p text:style-name="P279"/>
      <text:p text:style-name="Normal"><text:span text:style-name="T280">Exemplos:</text:span><text:span text:style-name="T281"><text:s/></text:span><text:span text:style-name="T282">|</text:span><text:span text:style-name="T283"><text:s/></text:span><text:span text:style-name="T284">Tecnologia</text:span><text:span text:style-name="T285"><text:s/></text:span><text:span text:style-name="T286">|</text:span><text:span text:style-name="T287"><text:s/></text:span><text:span text:style-name="T288">Membro da Equipe</text:span><text:span text:style-name="T289"><text:s/></text:span><text:span text:style-name="T290">|</text:span><text:span text:style-name="T291"><text:s/></text:span><text:span text:style-name="T292">Prazo</text:span><text:span text:style-name="T293"><text:s/></text:span><text:span text:style-name="T294">|</text:span></text:p>
      <text:p text:style-name="Normal"><text:span text:style-name="T295"><text:s text:c="10"/></text:span><text:span text:style-name="T296">| "</text:span><text:span text:style-name="T297">android</text:span><text:span text:style-name="T298">"</text:span><text:span text:style-name="T299"><text:s/>|</text:span><text:span text:style-name="T300"><text:s/>"Maria"</text:span><text:span text:style-name="T301"><text:s/>|</text:span><text:span text:style-name="T302"><text:s/>"3 dias"</text:span><text:span text:style-name="T303"><text:s/>|</text:span></text:p>
      <text:p text:style-name="P304"/>
      <text:p text:style-name="P305"/>
      <text:p text:style-name="Normal"><text:a xlink:href="mailto:1.3.1@desenvolvimento" office:target-frame-name="_top" xlink:show="replace"><text:span text:style-name="T306">1.3.</text:span></text:a><text:a xlink:href="mailto:1.3.1@desenvolvimento" office:target-frame-name="_top" xlink:show="replace"><text:span text:style-name="T307">1</text:span></text:a><text:a xlink:href="mailto:1.3.1@desenvolvimento" office:target-frame-name="_top" xlink:show="replace">@desenvolvimento</text:a><text:span text:style-name="T308"><text:s/>do Web Server</text:span></text:p>
      <text:p text:style-name="Normal"><text:span text:style-name="T309">Funcionalidade:</text:span><text:span text:style-name="T310"><text:s/></text:span><text:span text:style-name="T311">desenvolver o web server com as<text:s/></text:span><text:span text:style-name="T312">tecnologias selecionadas, para que o mesmo faça <text:s/>a interação entre o cliente e o banco de dados.</text:span></text:p>
      <text:p text:style-name="P313"/>
      <text:p text:style-name="Normal"><text:span text:style-name="T314">Contexto</text:span><text:span text:style-name="T315"><text:s/></text:span><text:span text:style-name="T316">possibilidade de desenvolver o web server que seja capaz de atender e responder todos os tipos de requisições vindas de dispositivos diferentes.</text:span></text:p>
      <text:p text:style-name="Normal"><text:span text:style-name="T317">Dado</text:span><text:span text:style-name="T318"><text:s/></text:span><text:span text:style-name="T319">que posso utilizar o ambiente de desenvolvimento</text:span></text:p>
      <text:p text:style-name="P320"/>
      <text:p text:style-name="Normal"><text:span text:style-name="T321">Esquema do Contexto<text:s/></text:span><text:span text:style-name="T322"><text:s/>desenvolver um web server <text:s/></text:span></text:p>
      <text:p text:style-name="Normal"><text:span text:style-name="T323">Quando<text:s/></text:span><text:span text:style-name="T324">os dispositivos conectados fizerem requisições</text:span><text:span text:style-name="T325"><text:s text:c="2"/></text:span></text:p>
      <text:p text:style-name="Normal"><text:span text:style-name="T326">Então<text:s/></text:span><text:span text:style-name="T327">devo responder da forma apropriada</text:span></text:p>
      <text:p text:style-name="Normal"><text:span text:style-name="T328">E<text:s/></text:span><text:span text:style-name="T329">manter o banco e o dispositivo com as informações atualiz</text:span><text:span text:style-name="T330">adas</text:span></text:p>
      <text:p text:style-name="P331"/>
      <text:p text:style-name="Normal"><text:span text:style-name="T332">Exemplos:</text:span><text:span text:style-name="T333"><text:s/></text:span><text:span text:style-name="T334">|</text:span><text:span text:style-name="T335"><text:s/></text:span><text:span text:style-name="T336">Tecnologia</text:span><text:span text:style-name="T337"><text:s/></text:span><text:span text:style-name="T338">|</text:span><text:span text:style-name="T339"><text:s/></text:span><text:span text:style-name="T340">Membro da Equipe</text:span><text:span text:style-name="T341"><text:s/></text:span><text:span text:style-name="T342">|</text:span><text:span text:style-name="T343"><text:s/></text:span><text:span text:style-name="T344">Prazo</text:span><text:span text:style-name="T345"><text:s/></text:span><text:span text:style-name="T346">|</text:span></text:p>
      <text:p text:style-name="P347"/>
      <text:p text:style-name="P348"/>
      <text:p text:style-name="Normal"><text:a xlink:href="mailto:1.3.1@desenvolvimento" office:target-frame-name="_top" xlink:show="replace"><text:span text:style-name="T349">1.3.</text:span></text:a><text:a xlink:href="mailto:1.3.1@desenvolvimento" office:target-frame-name="_top" xlink:show="replace"><text:span text:style-name="T350">1</text:span></text:a><text:span text:style-name="T351">.1</text:span><text:span text:style-name="T352">@definir e implementar regras de negocio no web service</text:span><text:span text:style-name="T353"><text:s/></text:span></text:p>
      <text:p text:style-name="Normal"><text:span text:style-name="T354">Funcionalidade:</text:span><text:span text:style-name="T355"><text:s/></text:span><text:span text:style-name="T356">implementar as regras de negócio referentes ao web service.</text:span></text:p>
      <text:p text:style-name="P357"/>
      <text:p text:style-name="Normal"><text:span text:style-name="T358">Contexto</text:span><text:span text:style-name="T359"><text:s/></text:span><text:span text:style-name="T360">possibilidade de modelar o web service definindo suas regras de negócio.</text:span></text:p>
      <text:p text:style-name="Normal"><text:span text:style-name="T361">Dado<text:s/></text:span><text:span text:style-name="T362">que posso definir regras para as funcionalidades<text:s/></text:span></text:p>
      <text:p text:style-name="P363"/>
      <text:p text:style-name="Normal"><text:span text:style-name="T364">Esquema do Contexto<text:s/></text:span><text:span text:style-name="T365">definir r e implementar regras do negócio. <text:s/></text:span></text:p>
      <text:p text:style-name="Normal"><text:span text:style-name="T366">Quando<text:s/></text:span><text:span text:style-name="T367">definidas pelo grupo</text:span></text:p>
      <text:p text:style-name="P368"/>
      <text:p text:style-name="Normal"><text:span text:style-name="T369">Exemplos:</text:span><text:span text:style-name="T370"><text:s/></text:span><text:span text:style-name="T371">|</text:span><text:span text:style-name="T372"><text:s/></text:span><text:span text:style-name="T373">Membro da equipe</text:span><text:span text:style-name="T374"><text:s/></text:span><text:span text:style-name="T375">|</text:span><text:span text:style-name="T376"><text:s/></text:span><text:span text:style-name="T377">Prazo<text:s/></text:span><text:span text:style-name="T378">|</text:span></text:p>
      <text:p text:style-name="P379"/>
      <text:p text:style-name="P380"/>
      <text:p text:style-name="P381"/>
      <text:p text:style-name="P382">2. Tela do Sistema do Cliente do CodeMenu</text:p>
      <text:p text:style-name="P383"/>
      <text:p text:style-name="P384"/>
      <text:p text:style-name="P385"/>
      <text:p text:style-name="P386">2.1@acessarAplicativo</text:p>
      <text:p text:style-name="Normal"><text:span text:style-name="T387">Funcionalidade:</text:span><text:span text:style-name="T388"><text:s/></text:span><text:span text:style-name="T389">realizar acesso a pagina principal do aplicativo via smartphone com sistema android para acessar opções de uso<text:s/></text:span><text:span text:style-name="T390">para solicitar e finalizar pedidos de alimentos e bebidas, acompanhar pedidos e comanda de gastos por Qr Code de mesa</text:span></text:p>
      <text:p text:style-name="P391"/>
      <text:p text:style-name="Normal"><text:span text:style-name="T392">Contexto:</text:span><text:span text:style-name="T393"><text:s/></text:span><text:span text:style-name="T394">possibilidade de acessar a pagina principal com as opções do aplicativo para solicitar pedidos e acompanhar comanda de gastos</text:span></text:p>
      <text:p text:style-name="Normal"><text:span text:style-name="T395">Dado<text:s/></text:span><text:span text:style-name="T396">que o cliente possa acessar a pagina principal do aplicativo</text:span></text:p>
      <text:p text:style-name="P397"/>
      <text:p text:style-name="Normal"><text:span text:style-name="T398">Esquema do Cenário:</text:span><text:span text:style-name="T399"><text:s/></text:span><text:span text:style-name="T400">realizar acesso do ao aplicativo do sistema na pagina principal como cliente via QR Code instalado nas mesas do estabelecimento e identificado pelo id(número) do<text:s/></text:span><text:span text:style-name="T401">smartphone</text:span></text:p>
      <text:p text:style-name="Normal"><text:span text:style-name="T402">Quando<text:s/></text:span><text:span text:style-name="T403">informar<text:s/></text:span><text:span text:style-name="T404">&lt;id&gt;</text:span><text:span text:style-name="T405"><text:s/>pelo QR Code</text:span></text:p>
      <text:p text:style-name="Normal"><text:span text:style-name="T406">Então<text:s/></text:span><text:span text:style-name="T407">o sistema deve permitir acesso a pagina principal do aplicativo identificado pelo<text:s/></text:span><text:span text:style-name="T408">&lt;id&gt;</text:span></text:p>
      <text:p text:style-name="Normal"><text:span text:style-name="T409">E<text:s/></text:span><text:span text:style-name="T410">permitir selecionar as opções de solicitar e finalizar<text:s/></text:span><text:span text:style-name="T411">&lt;pedidos&gt;</text:span><text:span text:style-name="T412">, acompanhar<text:s/></text:span><text:span text:style-name="T413">&lt;comanda&gt;</text:span><text:span text:style-name="T414"><text:s/>de consumo</text:span></text:p>
      <text:p text:style-name="P415"/>
      <text:p text:style-name="Normal"><text:span text:style-name="T416">Exemplos:</text:span><text:span text:style-name="T417"><text:s/></text:span><text:span text:style-name="T418">|</text:span><text:span text:style-name="T419"><text:s/></text:span><text:span text:style-name="T420">Clien</text:span><text:span text:style-name="T421">te</text:span><text:span text:style-name="T422"><text:s/></text:span><text:span text:style-name="T423">|</text:span><text:span text:style-name="T424"><text:s/></text:span><text:span text:style-name="T425">Id</text:span><text:span text:style-name="T426"><text:s/></text:span><text:span text:style-name="T427">|</text:span><text:span text:style-name="T428"><text:s/></text:span><text:span text:style-name="T429">Mesa</text:span><text:span text:style-name="T430"><text:s/></text:span><text:span text:style-name="T431">|</text:span></text:p>
      <text:p text:style-name="Normal"><text:span text:style-name="T432"><text:s text:c="9"/></text:span><text:span text:style-name="T433">| "</text:span><text:span text:style-name="T434">1</text:span><text:span text:style-name="T435">"</text:span><text:span text:style-name="T436"><text:s/></text:span><text:span text:style-name="T437">|</text:span><text:span text:style-name="T438"><text:s/></text:span><text:span text:style-name="T439">"51-99999-9999"</text:span><text:span text:style-name="T440"><text:s/></text:span><text:span text:style-name="T441">|</text:span><text:span text:style-name="T442"><text:s/></text:span><text:span text:style-name="T443">"1"</text:span><text:span text:style-name="T444"><text:s/></text:span><text:span text:style-name="T445">|</text:span></text:p>
      <text:p text:style-name="P446"/>
      <text:p text:style-name="P447"/>
      <text:p text:style-name="P448"/>
      <text:p text:style-name="P449"/>
      <text:p text:style-name="P450">2.2@dowloadAplicativo</text:p>
      <text:p text:style-name="Normal"><text:span text:style-name="T451">Funcionalidade:</text:span><text:span text:style-name="T452"><text:s/></text:span><text:span text:style-name="T453">realizar o download e instalação do aplicativo via plataforma do Google a Play Store e também ao scannear o QR Code da mesa do estabelecimento pela primeira</text:span><text:span text:style-name="T454"><text:s/>vez será realizado o redirecionamento para efetuar o download e instalação do aplicativo via plataforma do Google a Play Store</text:span></text:p>
      <text:p text:style-name="P455"/>
      <text:p text:style-name="Normal"><text:span text:style-name="T456">Contexto:</text:span><text:span text:style-name="T457"><text:s/></text:span><text:span text:style-name="T458">possibilidade de realizar o download e instalação do aplicativo <text:s/>via plataforma do Google a Play Store</text:span></text:p>
      <text:p text:style-name="Normal"><text:span text:style-name="T459">Dado<text:s/></text:span><text:span text:style-name="T460">que o<text:s/></text:span><text:span text:style-name="T461">cliente possa acessar a play store do google</text:span></text:p>
      <text:p text:style-name="P462"/>
      <text:p text:style-name="Normal"><text:span text:style-name="T463">Esquema do Cenário:</text:span><text:span text:style-name="T464"><text:s/></text:span><text:span text:style-name="T465">realizar o download e instalação do aplicativo CodeMenu do sisetma via plataforma do Google a Play Store <text:s text:c="2"/></text:span></text:p>
      <text:p text:style-name="Normal"><text:span text:style-name="T466">Quando<text:s/></text:span><text:span text:style-name="T467">scannear na mesa do estabelecimento o QR Code ou pesquisar na loja Play Sto</text:span><text:span text:style-name="T468">re do Google</text:span></text:p>
      <text:p text:style-name="Normal"><text:span text:style-name="T469">Então<text:s/></text:span><text:span text:style-name="T470">o aplicativo deve permitir que o<text:s/></text:span><text:span text:style-name="T471">&lt;cliente&gt;<text:s/></text:span><text:span text:style-name="T472">realize o download e instalação do aplicativo no seu smatphone</text:span></text:p>
      <text:p text:style-name="Normal"><text:span text:style-name="T473">E</text:span><text:span text:style-name="T474"><text:s/>acessar as opção de instalação</text:span></text:p>
      <text:p text:style-name="P475"/>
      <text:p text:style-name="P476"/>
      <text:p text:style-name="Normal"><text:span text:style-name="T477">Exemplos:</text:span><text:span text:style-name="T478"><text:s/></text:span><text:span text:style-name="T479">|</text:span><text:span text:style-name="T480"><text:s/></text:span><text:span text:style-name="T481">Cliente</text:span><text:span text:style-name="T482"><text:s/></text:span><text:span text:style-name="T483">|</text:span><text:span text:style-name="T484"><text:s/></text:span><text:span text:style-name="T485">Id</text:span><text:span text:style-name="T486"><text:s/></text:span><text:span text:style-name="T487">|</text:span><text:span text:style-name="T488"><text:s/></text:span><text:span text:style-name="T489">Permissao</text:span><text:span text:style-name="T490"><text:s/></text:span><text:span text:style-name="T491">|</text:span></text:p>
      <text:p text:style-name="Normal"><text:span text:style-name="T492"><text:s text:c="17"/></text:span><text:span text:style-name="T493">| "</text:span><text:span text:style-name="T494">1</text:span><text:span text:style-name="T495">"</text:span><text:span text:style-name="T496"><text:s/></text:span><text:span text:style-name="T497">|</text:span><text:span text:style-name="T498"><text:s/></text:span><text:span text:style-name="T499">"51-99999-9999"</text:span><text:span text:style-name="T500"><text:s/></text:span><text:span text:style-name="T501">|</text:span><text:span text:style-name="T502"><text:s/></text:span><text:span text:style-name="T503">"Cliente"</text:span><text:span text:style-name="T504"><text:s/></text:span><text:span text:style-name="T505">|</text:span></text:p>
      <text:p text:style-name="P506"/>
      <text:p text:style-name="P507"/>
      <text:p text:style-name="P508"><text:s/></text:p>
      <text:p text:style-name="Normal"><text:span text:style-name="T509">2.3@selecionarAlimento</text:span></text:p>
      <text:p text:style-name="Normal"><text:span text:style-name="T510">Funcionalidade:</text:span><text:span text:style-name="T511"><text:s/></text:span><text:span text:style-name="T512">realizar seleção de opções de alimentos e bebidas, posso escolher o tipo e quantidade de alimentos e bebidas para o consumo da comanda do cliente</text:span></text:p>
      <text:p text:style-name="P513"/>
      <text:p text:style-name="Normal"><text:span text:style-name="T514">Contexto:</text:span><text:span text:style-name="T515"><text:s/></text:span><text:span text:style-name="T516">possibilidade de solicitar pedidos</text:span></text:p>
      <text:p text:style-name="Normal"><text:span text:style-name="T517">Dado<text:s/></text:span><text:span text:style-name="T518">que o cliente<text:s/></text:span><text:span text:style-name="T519">possa acessar o aplicativo CodeMenu<text:s/></text:span><text:span text:style-name="T520"><text:s/></text:span></text:p>
      <text:p text:style-name="P521"/>
      <text:p text:style-name="Normal"><text:span text:style-name="T522">Esquema do Cenário:</text:span><text:span text:style-name="T523"><text:s/></text:span><text:span text:style-name="T524">realizar solicitação de tipo e quantidade de alimentos e bebidas para incluir no consumo da comanda</text:span></text:p>
      <text:p text:style-name="Normal"><text:span text:style-name="T525">Quando<text:s/></text:span><text:span text:style-name="T526">selecionar a opção<text:s/></text:span><text:span text:style-name="T527">&lt;pedido&gt;</text:span></text:p>
      <text:p text:style-name="Normal"><text:span text:style-name="T528">E<text:s/></text:span><text:span text:style-name="T529">selecionar as</text:span><text:span text:style-name="T530"><text:s/>&lt;opções&gt;<text:s/></text:span><text:span text:style-name="T531">de alimentos</text:span><text:span text:style-name="T532"><text:s/>e bebidas</text:span></text:p>
      <text:p text:style-name="Normal"><text:span text:style-name="T533">Então<text:s/></text:span><text:span text:style-name="T534">o<text:s/></text:span><text:span text:style-name="T535">sistema deve permitir a solicitação de confirmação do<text:s/></text:span><text:span text:style-name="T536">&lt;pedido&gt;</text:span></text:p>
      <text:p text:style-name="Normal"><text:span text:style-name="T537">E<text:s/></text:span><text:span text:style-name="T538">mostar uma<text:s/></text:span><text:span text:style-name="T539">&lt;mensagem&gt;</text:span><text:span text:style-name="T540"><text:s/>de<text:s/></text:span><text:span text:style-name="T541">&lt;pedido&gt;</text:span><text:span text:style-name="T542"><text:s/>realizado<text:s/></text:span><text:span text:style-name="T543"><text:s/></text:span></text:p>
      <text:p text:style-name="P544"/>
      <text:p text:style-name="Normal"><text:span text:style-name="T545">Exemplos:</text:span><text:span text:style-name="T546"><text:s/></text:span><text:span text:style-name="T547">|</text:span><text:span text:style-name="T548"><text:s/></text:span><text:span text:style-name="T549">Cliente</text:span><text:span text:style-name="T550"><text:s/></text:span><text:span text:style-name="T551">|</text:span><text:span text:style-name="T552"><text:s/></text:span><text:span text:style-name="T553">Mesa</text:span><text:span text:style-name="T554"><text:s/></text:span><text:span text:style-name="T555">|</text:span><text:span text:style-name="T556"><text:s/></text:span><text:span text:style-name="T557">Tipo</text:span><text:span text:style-name="T558"><text:s/></text:span><text:span text:style-name="T559">|</text:span><text:span text:style-name="T560"><text:s/></text:span><text:span text:style-name="T561">Quantidade</text:span><text:span text:style-name="T562"><text:s/></text:span><text:span text:style-name="T563">|</text:span></text:p>
      <text:p text:style-name="Normal"><text:span text:style-name="T564"><text:s text:c="17"/></text:span><text:span text:style-name="T565">|<text:s/></text:span><text:span text:style-name="T566">"51-99999-9999"</text:span><text:span text:style-name="T567"><text:s/></text:span><text:span text:style-name="T568">|</text:span><text:span text:style-name="T569"><text:s/></text:span><text:span text:style-name="T570">"1"</text:span><text:span text:style-name="T571"><text:s/></text:span><text:span text:style-name="T572">|</text:span><text:span text:style-name="T573"><text:s/></text:span><text:span text:style-name="T574">"alimento1" “bebida1”</text:span><text:span text:style-name="T575"><text:s/></text:span><text:span text:style-name="T576">|</text:span><text:span text:style-name="T577"><text:s/></text:span><text:span text:style-name="T578">"1"</text:span><text:span text:style-name="T579"><text:s/></text:span><text:span text:style-name="T580">|</text:span></text:p>
      <text:p text:style-name="P581"/>
      <text:p text:style-name="P582"/>
      <text:p text:style-name="P583"/>
      <text:p text:style-name="P584">2.4@solicitarPedido</text:p>
      <text:p text:style-name="Normal"><text:span text:style-name="T585">Funcionalidade:</text:span><text:span text:style-name="T586"><text:s/></text:span><text:span text:style-name="T587">realizar solicitação de pedido de alimentos e bebidas após selecionar as opções de alimentos e bebidas, posso efetuar o pedido para a cozinha e o garçom</text:span></text:p>
      <text:p text:style-name="P588"/>
      <text:p text:style-name="Normal"><text:span text:style-name="T589">Contexto:</text:span><text:span text:style-name="T590"><text:s/></text:span><text:span text:style-name="T591">possibilidade de solicitar o pedido para realizar na cozinha ou ser<text:s/></text:span><text:span text:style-name="T592">entregue pelo garçom<text:s/></text:span><text:span text:style-name="T593"><text:s/></text:span></text:p>
      <text:p text:style-name="Normal"><text:span text:style-name="T594">Dado</text:span><text:span text:style-name="T595"><text:s/>que o cliente possa acessar a opção de confirmar o pedido<text:s/></text:span><text:span text:style-name="T596"><text:s/></text:span></text:p>
      <text:p text:style-name="P597"/>
      <text:p text:style-name="Normal"><text:span text:style-name="T598">Esquema do Cenário:</text:span><text:span text:style-name="T599"><text:s/></text:span><text:span text:style-name="T600">realizar solicitação de tipo e quantidade de alimento e bebida pelo cliente</text:span></text:p>
      <text:p text:style-name="Normal"><text:span text:style-name="T601">Quando<text:s/></text:span><text:span text:style-name="T602">selecionar as<text:s/></text:span><text:span text:style-name="T603">&lt;opções&gt;</text:span><text:span text:style-name="T604"><text:s/>de tipo e quantidade de alimentos e bebid</text:span><text:span text:style-name="T605">as</text:span><text:span text:style-name="T606"><text:s/></text:span><text:span text:style-name="T607"><text:s/></text:span></text:p>
      <text:p text:style-name="Normal"><text:span text:style-name="T608">E<text:s/></text:span><text:span text:style-name="T609">selecionar a opção de<text:s/></text:span><text:span text:style-name="T610">&lt;confirmar&gt;<text:s/></text:span><text:span text:style-name="T611">o pedido</text:span></text:p>
      <text:p text:style-name="Normal"><text:span text:style-name="T612">Então<text:s/></text:span><text:span text:style-name="T613">o sistema deve permitir o envio do<text:s/></text:span><text:span text:style-name="T614">&lt;pedido&gt;</text:span><text:span text:style-name="T615"><text:s/>para a<text:s/></text:span><text:span text:style-name="T616">&lt;cozinha&gt;</text:span><text:span text:style-name="T617"><text:s/>ou<text:s/></text:span><text:span text:style-name="T618">&lt;garçom&gt;</text:span></text:p>
      <text:p text:style-name="Normal"><text:span text:style-name="T619">E<text:s/></text:span><text:span text:style-name="T620">informar o<text:s/></text:span><text:span text:style-name="T621">&lt;cliente&gt;</text:span><text:span text:style-name="T622"><text:s/>com uma mensagem que já foi realizado o<text:s/></text:span><text:span text:style-name="T623">&lt;pedido&gt;</text:span></text:p>
      <text:p text:style-name="P624"/>
      <text:p text:style-name="Normal"><text:span text:style-name="T625">Exemplos:</text:span><text:span text:style-name="T626"><text:s/></text:span><text:span text:style-name="T627">|</text:span><text:span text:style-name="T628"><text:s/></text:span><text:span text:style-name="T629">Cliente</text:span><text:span text:style-name="T630"><text:s/></text:span><text:span text:style-name="T631">|</text:span><text:span text:style-name="T632"><text:s/></text:span><text:span text:style-name="T633">Mesa</text:span><text:span text:style-name="T634"><text:s/></text:span><text:span text:style-name="T635">|</text:span><text:span text:style-name="T636"><text:s/></text:span><text:span text:style-name="T637">Mensagem</text:span><text:span text:style-name="T638"><text:s/></text:span><text:span text:style-name="T639">|</text:span></text:p>
      <text:p text:style-name="Normal"><text:span text:style-name="T640"><text:s text:c="17"/></text:span><text:span text:style-name="T641">|<text:s/></text:span><text:span text:style-name="T642">"51-99999-9999"</text:span><text:span text:style-name="T643"><text:s/></text:span><text:span text:style-name="T644">|</text:span><text:span text:style-name="T645"><text:s/></text:span><text:span text:style-name="T646">"1"</text:span><text:span text:style-name="T647"><text:s/></text:span><text:span text:style-name="T648">|</text:span><text:span text:style-name="T649"><text:s/></text:span><text:span text:style-name="T650">"Seu pedido foi realizado"</text:span><text:span text:style-name="T651"><text:s/></text:span><text:span text:style-name="T652">|</text:span></text:p>
      <text:p text:style-name="P653"/>
      <text:p text:style-name="P654"/>
      <text:p text:style-name="P655"/>
      <text:p text:style-name="P656"/>
      <text:p text:style-name="P657">2.5@acompanharPedido</text:p>
      <text:p text:style-name="Normal"><text:span text:style-name="T658">Funcionalidade:</text:span><text:span text:style-name="T659"><text:s/></text:span><text:span text:style-name="T660">realizar o acompanhamento do pedido solicitado, posso verificar o status do pedido realizado, se foi entregue na cozinha e quando será servido<text:s/></text:span><text:span text:style-name="T661">pelo garçom</text:span></text:p>
      <text:p text:style-name="P662"/>
      <text:p text:style-name="Normal"><text:span text:style-name="T663">Contexto:</text:span><text:span text:style-name="T664"><text:s/></text:span><text:span text:style-name="T665">possibilidade de acompanhar o pedido solicitado<text:s/></text:span><text:span text:style-name="T666"><text:s/></text:span></text:p>
      <text:p text:style-name="Normal"><text:span text:style-name="T667">Dado<text:s/></text:span><text:span text:style-name="T668">que o cliente possa acessar a opção de acompanhar o pedido<text:s/></text:span><text:span text:style-name="T669"><text:s/></text:span></text:p>
      <text:p text:style-name="P670"/>
      <text:p text:style-name="Normal"><text:span text:style-name="T671">Esquema do Cenário:</text:span><text:span text:style-name="T672"><text:s/></text:span><text:span text:style-name="T673">realizar o acompanhamento do<text:s/></text:span><text:span text:style-name="T674">&lt;pedido&gt;</text:span><text:span text:style-name="T675"><text:s/>solicitado via mensagem e<text:s/></text:span><text:span text:style-name="T676">&lt;status&gt;</text:span></text:p>
      <text:p text:style-name="Normal"><text:span text:style-name="T677">Quando<text:s/></text:span><text:span text:style-name="T678">informar o<text:s/></text:span><text:span text:style-name="T679">&lt;pedi</text:span><text:span text:style-name="T680">do&gt;</text:span><text:span text:style-name="T681"><text:s/>realizado</text:span><text:span text:style-name="T682"><text:s/></text:span><text:span text:style-name="T683"><text:s/></text:span><text:span text:style-name="T684"><text:s/></text:span><text:span text:style-name="T685"><text:s/></text:span></text:p>
      <text:p text:style-name="Normal"><text:span text:style-name="T686">Então<text:s/></text:span><text:span text:style-name="T687">o sistema deve permitir o envio de mensagem de<text:s/></text:span><text:span text:style-name="T688">&lt;status&gt;</text:span></text:p>
      <text:p text:style-name="Normal"><text:span text:style-name="T689">E<text:s/></text:span><text:span text:style-name="T690">permitir acompanhar via<text:s/></text:span><text:span text:style-name="T691">&lt;status&gt;</text:span><text:span text:style-name="T692"><text:s/>se o &lt;pedido&gt;</text:span><text:span text:style-name="T693"><text:s/>esta na<text:s/></text:span><text:span text:style-name="T694">&lt;cozinha&gt;</text:span><text:span text:style-name="T695"><text:s/>ou com<text:s/></text:span><text:span text:style-name="T696">&lt;garçom&gt;</text:span></text:p>
      <text:p text:style-name="P697"/>
      <text:p text:style-name="Normal"><text:span text:style-name="T698">Exemplos:</text:span><text:span text:style-name="T699"><text:s/></text:span><text:span text:style-name="T700">|</text:span><text:span text:style-name="T701"><text:s/></text:span><text:span text:style-name="T702">Cliente</text:span><text:span text:style-name="T703"><text:s/></text:span><text:span text:style-name="T704">|</text:span><text:span text:style-name="T705"><text:s/></text:span><text:span text:style-name="T706">Mesa</text:span><text:span text:style-name="T707"><text:s/></text:span><text:span text:style-name="T708">|</text:span><text:span text:style-name="T709"><text:s/></text:span><text:span text:style-name="T710">Mensagem</text:span><text:span text:style-name="T711"><text:s/></text:span><text:span text:style-name="T712">|</text:span><text:span text:style-name="T713"><text:s/></text:span><text:span text:style-name="T714">Status</text:span><text:span text:style-name="T715"><text:s/></text:span><text:span text:style-name="T716">|</text:span></text:p>
      <text:p text:style-name="Normal"><text:span text:style-name="T717"><text:s text:c="17"/></text:span><text:span text:style-name="T718">|<text:s/></text:span><text:span text:style-name="T719">"51-99999-9999"</text:span><text:span text:style-name="T720"><text:s/></text:span><text:span text:style-name="T721">|</text:span><text:span text:style-name="T722"><text:s/></text:span><text:span text:style-name="T723">"1"</text:span><text:span text:style-name="T724"><text:s/></text:span><text:span text:style-name="T725">|</text:span><text:span text:style-name="T726"><text:s/></text:span><text:span text:style-name="T727">"Pedido na cozinha"</text:span><text:span text:style-name="T728"><text:s/></text:span><text:span text:style-name="T729">|</text:span><text:span text:style-name="T730"><text:s/></text:span><text:span text:style-name="T731">"§§"</text:span><text:span text:style-name="T732"><text:s/></text:span><text:span text:style-name="T733">|</text:span></text:p>
      <text:p text:style-name="P734"/>
      <text:p text:style-name="P735"/>
      <text:p text:style-name="P736"/>
      <text:p text:style-name="P737">2.6@verificarComanda</text:p>
      <text:p text:style-name="Normal"><text:span text:style-name="T738">Funcionalidade:</text:span><text:span text:style-name="T739"><text:s/></text:span><text:span text:style-name="T740">realizar o acompanhamento de consumo na comanda fornecida<text:s/></text:span><text:span text:style-name="T741">após solicitação de pedido, posso verificar o valor gasto total do pedido do cliente e da mesa</text:span></text:p>
      <text:p text:style-name="P742"/>
      <text:p text:style-name="Normal"><text:span text:style-name="T743">Contexto:</text:span><text:span text:style-name="T744"><text:s/></text:span><text:span text:style-name="T745">possibilidade de acompanhar os gastos como cliente e da mesa<text:s/></text:span><text:span text:style-name="T746"><text:s/></text:span></text:p>
      <text:p text:style-name="Normal"><text:span text:style-name="T747">Dado<text:s/></text:span><text:span text:style-name="T748">que o cliente possa realizar o pedido.</text:span></text:p>
      <text:p text:style-name="P749"/>
      <text:p text:style-name="Normal"><text:span text:style-name="T750">Esquema do Cenário:</text:span><text:span text:style-name="T751"><text:s/></text:span><text:span text:style-name="T752">realizar a verificação</text:span><text:span text:style-name="T753"><text:s/>de<text:s/></text:span><text:span text:style-name="T754">&lt;consumo&gt;</text:span><text:span text:style-name="T755"><text:s/>na<text:s/></text:span><text:span text:style-name="T756">&lt;comanda&gt;</text:span><text:span text:style-name="T757"><text:s text:c="2"/></text:span></text:p>
      <text:p text:style-name="Normal"><text:span text:style-name="T758">Quando<text:s/></text:span><text:span text:style-name="T759">solicitar acompanhar a<text:s/></text:span><text:span text:style-name="T760">&lt;comanda&gt;</text:span><text:span text:style-name="T761"><text:s/></text:span><text:span text:style-name="T762"><text:s/></text:span><text:span text:style-name="T763"><text:s/></text:span></text:p>
      <text:p text:style-name="Normal"><text:span text:style-name="T764">Então<text:s/></text:span><text:span text:style-name="T765">o sistema deve permitir visualizar o<text:s/></text:span><text:span text:style-name="T766">&lt;consumo&gt;</text:span><text:span text:style-name="T767"><text:s/>com os<text:s/></text:span><text:span text:style-name="T768">&lt;pedido&gt;</text:span><text:span text:style-name="T769"><text:s/></text:span><text:span text:style-name="T770"><text:s/></text:span></text:p>
      <text:p text:style-name="Normal"><text:span text:style-name="T771">E<text:s/></text:span><text:span text:style-name="T772">verificar os<text:s/></text:span><text:span text:style-name="T773">&lt;consumo&gt;</text:span><text:span text:style-name="T774"><text:s/>da<text:s/></text:span><text:span text:style-name="T775">&lt;comanda&gt;</text:span><text:span text:style-name="T776">.<text:s/></text:span><text:span text:style-name="T777">&lt;cliente&gt;</text:span><text:span text:style-name="T778"><text:s/>e da<text:s/></text:span><text:span text:style-name="T779">&lt;mesa&gt;</text:span></text:p>
      <text:p text:style-name="P780"/>
      <text:p text:style-name="Normal"><text:span text:style-name="T781">Exemplos:</text:span><text:span text:style-name="T782"><text:s/></text:span><text:span text:style-name="T783">|</text:span><text:span text:style-name="T784"><text:s/></text:span><text:span text:style-name="T785">Cliente</text:span><text:span text:style-name="T786"><text:s/></text:span><text:span text:style-name="T787">|</text:span><text:span text:style-name="T788"><text:s/></text:span><text:span text:style-name="T789">Mesa</text:span><text:span text:style-name="T790"><text:s/></text:span><text:span text:style-name="T791">|</text:span><text:span text:style-name="T792"><text:s/></text:span><text:span text:style-name="T793">Gastos</text:span><text:span text:style-name="T794"><text:s/></text:span><text:span text:style-name="T795">|</text:span></text:p>
      <text:p text:style-name="Normal"><text:span text:style-name="T796"><text:s text:c="17"/></text:span><text:span text:style-name="T797">|<text:s/></text:span><text:span text:style-name="T798">"51-99999-9999"</text:span><text:span text:style-name="T799"><text:s/></text:span><text:span text:style-name="T800">|</text:span><text:span text:style-name="T801"><text:s/></text:span><text:span text:style-name="T802">"1"</text:span><text:span text:style-name="T803"><text:s/></text:span><text:span text:style-name="T804">|</text:span><text:span text:style-name="T805"><text:s/></text:span><text:span text:style-name="T806">"R$00,00"</text:span><text:span text:style-name="T807"><text:s/></text:span><text:span text:style-name="T808">|</text:span></text:p>
      <text:p text:style-name="P809"/>
      <text:p text:style-name="P810"/>
      <text:p text:style-name="P811"/>
      <text:p text:style-name="P812">2.7@encerrarPedido</text:p>
      <text:p text:style-name="Normal"><text:span text:style-name="T813">Funcionalidade:</text:span><text:span text:style-name="T814"><text:s/></text:span><text:span text:style-name="T815">realizar a finalização do pedido do cliente ou da mesa, posso verificar os consumo como cliente, e posso dividir os consumo com outros clientes da mesa, e posso ir</text:span><text:span text:style-name="T816"><text:s/>ao caixa realizar pagamento com a comanda</text:span></text:p>
      <text:p text:style-name="P817"/>
      <text:p text:style-name="Normal"><text:span text:style-name="T818">Contexto:</text:span><text:span text:style-name="T819"><text:s/></text:span><text:span text:style-name="T820">possibilidade de finalizar e dividir os consumo com o pedido do cliente e da mesa<text:s/></text:span><text:span text:style-name="T821"><text:s/></text:span></text:p>
      <text:p text:style-name="Normal"><text:span text:style-name="T822">Dado<text:s/></text:span><text:span text:style-name="T823">que posso realizar pedido no aplicativo do sistema <text:s/></text:span><text:span text:style-name="T824"><text:s/></text:span></text:p>
      <text:p text:style-name="P825"/>
      <text:soft-page-break/>
      <text:p text:style-name="Normal"><text:span text:style-name="T826">Esquema do Cenário:</text:span><text:span text:style-name="T827"><text:s/></text:span><text:span text:style-name="T828">realizar finalização do pedido do clie</text:span><text:span text:style-name="T829">nte ou da mesa via comanda do aplicativo</text:span></text:p>
      <text:p text:style-name="Normal"><text:span text:style-name="T830">Quando<text:s/></text:span><text:span text:style-name="T831">selecionar a opção de<text:s/></text:span><text:span text:style-name="T832">&lt;encerrar&gt;</text:span><text:span text:style-name="T833"><text:s/>o<text:s/></text:span><text:span text:style-name="T834">&lt;pedido&gt;</text:span><text:span text:style-name="T835"><text:s/></text:span><text:span text:style-name="T836"><text:s/></text:span></text:p>
      <text:p text:style-name="Normal"><text:span text:style-name="T837">E<text:s/></text:span><text:span text:style-name="T838">confirmar a forma de<text:s/></text:span><text:span text:style-name="T839">&lt;pagamento&gt;</text:span><text:span text:style-name="T840"><text:s/>como<text:s/></text:span><text:span text:style-name="T841">&lt;cliente&gt;</text:span><text:span text:style-name="T842"><text:s/>ou<text:s/></text:span><text:span text:style-name="T843">&lt;dividir&gt;</text:span><text:span text:style-name="T844"><text:s/></text:span><text:span text:style-name="T845"><text:s/></text:span></text:p>
      <text:p text:style-name="Normal"><text:span text:style-name="T846">Então<text:s/></text:span><text:span text:style-name="T847">o sistema deve permitir a finalização da<text:s/></text:span><text:span text:style-name="T848">&lt;comanda&gt;</text:span><text:span text:style-name="T849"><text:s/></text:span><text:span text:style-name="T850"><text:s/></text:span></text:p>
      <text:p text:style-name="Normal"><text:span text:style-name="T851">E<text:s/></text:span><text:span text:style-name="T852">enviar para o<text:s/></text:span><text:span text:style-name="T853">&lt;caixa&gt;</text:span><text:span text:style-name="T854"><text:s/>o<text:s/></text:span><text:span text:style-name="T855">&lt;consumo&gt;</text:span><text:span text:style-name="T856"><text:s/></text:span><text:span text:style-name="T857">com a <text:s/></text:span><text:span text:style-name="T858">&lt;comanda&gt;</text:span><text:span text:style-name="T859"><text:s/>do<text:s/></text:span><text:span text:style-name="T860">&lt;cliente&gt;</text:span><text:span text:style-name="T861"><text:s/>e da<text:s/></text:span><text:span text:style-name="T862">&lt;mesa&gt;</text:span></text:p>
      <text:p text:style-name="P863"/>
      <text:p text:style-name="Normal"><text:span text:style-name="T864">Exemplos:</text:span><text:span text:style-name="T865"><text:s/></text:span><text:span text:style-name="T866">|</text:span><text:span text:style-name="T867"><text:s/></text:span><text:span text:style-name="T868">Cliente</text:span><text:span text:style-name="T869"><text:s/></text:span><text:span text:style-name="T870">|</text:span><text:span text:style-name="T871"><text:s/></text:span><text:span text:style-name="T872">Mesa</text:span><text:span text:style-name="T873"><text:s/></text:span><text:span text:style-name="T874">|</text:span><text:span text:style-name="T875"><text:s/></text:span><text:span text:style-name="T876">ComandaCliente</text:span><text:span text:style-name="T877"><text:s/></text:span><text:span text:style-name="T878">|</text:span><text:span text:style-name="T879"><text:s/></text:span><text:span text:style-name="T880">ComandaMesa</text:span><text:span text:style-name="T881"><text:s/></text:span><text:span text:style-name="T882">|</text:span></text:p>
      <text:p text:style-name="Normal"><text:span text:style-name="T883"><text:s text:c="17"/></text:span><text:span text:style-name="T884">|<text:s/></text:span><text:span text:style-name="T885">"51-99999-9999"</text:span><text:span text:style-name="T886"><text:s/></text:span><text:span text:style-name="T887">|</text:span><text:span text:style-name="T888"><text:s/></text:span><text:span text:style-name="T889">"1"</text:span><text:span text:style-name="T890"><text:s/></text:span><text:span text:style-name="T891">|</text:span><text:span text:style-name="T892"><text:s/></text:span><text:span text:style-name="T893">"R$00,00"</text:span><text:span text:style-name="T894"><text:s/></text:span><text:span text:style-name="T895">|</text:span><text:span text:style-name="T896"><text:s/></text:span><text:span text:style-name="T897">"R$00,00"</text:span><text:span text:style-name="T898"><text:s/></text:span><text:span text:style-name="T899">|</text:span></text:p>
      <text:p text:style-name="P900"/>
      <text:p text:style-name="P901"/>
      <text:p text:style-name="P902"/>
      <text:p text:style-name="P903"/>
      <text:p text:style-name="P904"/>
      <text:p text:style-name="P905">3. Tela do Sistema de Administração do CodeMenu</text:p>
      <text:p text:style-name="P906"/>
      <text:p text:style-name="P907"/>
      <text:p text:style-name="Normal"><text:span text:style-name="T908">3.1@login</text:span></text:p>
      <text:p text:style-name="Normal"><text:span text:style-name="T909">Funcionalidade:</text:span><text:span text:style-name="T910"><text:s/></text:span><text:span text:style-name="T911">realizar login no sistema de gestão de pedidos cardápio de restaurantes “CodeMenu”</text:span><text:span text:style-name="T912"><text:s/></text:span><text:span text:style-name="T913">Para validar a autenticação no Controle de Administração do CodeMenu</text:span><text:span text:style-name="T914"><text:s/></text:span><text:span text:style-name="T915">Como administrador do sistema</text:span><text:span text:style-name="T916"><text:s/></text:span><text:span text:style-name="T917">Eu quero logar e validar as permissões de administrador, cozinha, garçom e</text:span><text:span text:style-name="T918"><text:s/>caixa.</text:span></text:p>
      <text:p text:style-name="P919"/>
      <text:p text:style-name="Normal"><text:span text:style-name="T920">Contexto:</text:span><text:span text:style-name="T921"><text:s/></text:span><text:span text:style-name="T922">possibilidade de acessar o sistema</text:span></text:p>
      <text:p text:style-name="Normal"><text:span text:style-name="T923">Dado<text:s/></text:span><text:span text:style-name="T924">que usuário possa acessar a tela de login do sistema</text:span></text:p>
      <text:p text:style-name="P925"/>
      <text:p text:style-name="Normal"><text:span text:style-name="T926">Esquema do Cenário:</text:span><text:span text:style-name="T927"><text:s/></text:span><text:span text:style-name="T928">realizar login no sistema com usuários válidos</text:span></text:p>
      <text:p text:style-name="Normal"><text:span text:style-name="T929">Quando<text:s/></text:span><text:span text:style-name="T930">informar um<text:s/></text:span><text:span text:style-name="T931">&lt;Usuário&gt;</text:span><text:span text:style-name="T932"><text:s/></text:span><text:span text:style-name="T933">válido</text:span></text:p>
      <text:p text:style-name="Normal"><text:span text:style-name="T934">E<text:s/></text:span><text:span text:style-name="T935">inserir uma<text:s/></text:span><text:span text:style-name="T936">&lt;Senha&gt;</text:span><text:span text:style-name="T937"><text:s/></text:span><text:span text:style-name="T938">válida</text:span></text:p>
      <text:p text:style-name="Normal"><text:span text:style-name="T939">Então<text:s/></text:span><text:span text:style-name="T940">o sis</text:span><text:span text:style-name="T941">tema deve permitir a autenticação como<text:s/></text:span><text:span text:style-name="T942">&lt;administrador&gt;</text:span></text:p>
      <text:p text:style-name="Normal"><text:span text:style-name="T943">E<text:s/></text:span><text:span text:style-name="T944">o tipo de<text:s/></text:span><text:span text:style-name="T945">&lt;Permissão&gt;</text:span><text:span text:style-name="T946"><text:s/></text:span><text:span text:style-name="T947">do usuário deve ser exibido</text:span></text:p>
      <text:p text:style-name="P948"/>
      <text:p text:style-name="Normal"><text:span text:style-name="T949">Exemplos:</text:span><text:span text:style-name="T950"><text:s/></text:span><text:span text:style-name="T951">|</text:span><text:span text:style-name="T952"><text:s/></text:span><text:span text:style-name="T953">Usuario</text:span><text:span text:style-name="T954"><text:s/></text:span><text:span text:style-name="T955">|</text:span><text:span text:style-name="T956"><text:s/></text:span><text:span text:style-name="T957">Senha</text:span><text:span text:style-name="T958"><text:s/></text:span><text:span text:style-name="T959">|</text:span><text:span text:style-name="T960"><text:s/></text:span><text:span text:style-name="T961">Permissão</text:span><text:span text:style-name="T962"><text:s/></text:span><text:span text:style-name="T963">|</text:span></text:p>
      <text:p text:style-name="Normal"><text:span text:style-name="T964"><text:s text:c="17"/></text:span><text:span text:style-name="T965">| "</text:span><text:span text:style-name="T966">jorgeadm@codemenu.com</text:span><text:span text:style-name="T967">"</text:span><text:span text:style-name="T968"><text:s/></text:span><text:span text:style-name="T969">|</text:span><text:span text:style-name="T970"><text:s/></text:span><text:span text:style-name="T971">"0001"</text:span><text:span text:style-name="T972"><text:s/></text:span><text:span text:style-name="T973">|</text:span><text:span text:style-name="T974"><text:s/></text:span><text:span text:style-name="T975">"Administrador"</text:span><text:span text:style-name="T976"><text:s/></text:span><text:span text:style-name="T977">|</text:span></text:p>
      <text:p text:style-name="P978"/>
      <text:p text:style-name="P979"/>
      <text:p text:style-name="P980"/>
      <text:p text:style-name="Normal"><text:span text:style-name="T981">3.2@controleMesas</text:span></text:p>
      <text:p text:style-name="Normal"><text:span text:style-name="T982">Funcionalidade:</text:span><text:span text:style-name="T983"><text:s/></text:span><text:span text:style-name="T984">realizar o controle de acesso as mesas cadastradas com o QR Code associado ao fluxo de clientes, posso verificar se a mesa esta ocupada ou reservada, posso verificar quantidade de clientes <text:s/></text:span></text:p>
      <text:p text:style-name="P985"/>
      <text:p text:style-name="Normal"><text:span text:style-name="T986">Contexto:</text:span><text:span text:style-name="T987"><text:s/></text:span><text:span text:style-name="T988">possibilidade de controlar o acesso de</text:span><text:span text:style-name="T989"><text:s/>clientes a mesas(lugares) do estabelecimento<text:s/></text:span><text:span text:style-name="T990"><text:s/></text:span></text:p>
      <text:p text:style-name="Normal"><text:span text:style-name="T991">Dado<text:s/></text:span><text:span text:style-name="T992">que o administrador possa acessar a opção mesas<text:s/></text:span><text:span text:style-name="T993"><text:s/></text:span></text:p>
      <text:p text:style-name="P994"/>
      <text:p text:style-name="Normal"><text:span text:style-name="T995">Esquema do Cenário:</text:span><text:span text:style-name="T996"><text:s/></text:span><text:span text:style-name="T997">realizar o controle de acesso a mesas por clientes</text:span><text:span text:style-name="T998"><text:s/></text:span><text:span text:style-name="T999">no local</text:span></text:p>
      <text:p text:style-name="Normal"><text:span text:style-name="T1000">Quando<text:s/></text:span><text:span text:style-name="T1001">o<text:s/></text:span><text:span text:style-name="T1002">&lt;administrador&gt;</text:span><text:span text:style-name="T1003"><text:s/>acessar a opção<text:s/></text:span><text:span text:style-name="T1004">&lt;mesas&gt;</text:span></text:p>
      <text:p text:style-name="Normal"><text:span text:style-name="T1005">Então<text:s/></text:span><text:span text:style-name="T1006">o sistema deve<text:s/></text:span><text:span text:style-name="T1007">permitir registrar verificar as<text:s/></text:span><text:span text:style-name="T1008">&lt;mesas&gt;</text:span><text:span text:style-name="T1009"><text:s/>esta reservada ou liberada<text:s/></text:span><text:span text:style-name="T1010"><text:s/></text:span></text:p>
      <text:p text:style-name="Normal"><text:span text:style-name="T1011">E<text:s/></text:span><text:span text:style-name="T1012">registrar a<text:s/></text:span><text:span text:style-name="T1013">&lt;quantidade&gt;</text:span><text:span text:style-name="T1014"><text:s/>de<text:s/></text:span><text:span text:style-name="T1015">&lt;clientes&gt;</text:span></text:p>
      <text:p text:style-name="P1016"/>
      <text:p text:style-name="Normal"><text:span text:style-name="T1017">Exemplos:</text:span><text:span text:style-name="T1018"><text:s/></text:span><text:span text:style-name="T1019">|</text:span><text:span text:style-name="T1020"><text:s/></text:span><text:span text:style-name="T1021">Cliente</text:span><text:span text:style-name="T1022"><text:s/></text:span><text:span text:style-name="T1023">|</text:span><text:span text:style-name="T1024"><text:s/></text:span><text:span text:style-name="T1025">Mesa</text:span><text:span text:style-name="T1026"><text:s/></text:span><text:span text:style-name="T1027">|</text:span><text:span text:style-name="T1028"><text:s/></text:span><text:span text:style-name="T1029">Reservada</text:span><text:span text:style-name="T1030"><text:s/></text:span><text:span text:style-name="T1031">|</text:span><text:span text:style-name="T1032"><text:s/></text:span><text:span text:style-name="T1033">Liberada</text:span><text:span text:style-name="T1034"><text:s/></text:span><text:span text:style-name="T1035">|</text:span></text:p>
      <text:p text:style-name="Normal"><text:span text:style-name="T1036"><text:s text:c="17"/></text:span><text:span text:style-name="T1037">|<text:s/></text:span><text:span text:style-name="T1038">51-99999-9999"</text:span><text:span text:style-name="T1039"><text:s/></text:span><text:span text:style-name="T1040">|</text:span><text:span text:style-name="T1041"><text:s/></text:span><text:span text:style-name="T1042">"1"</text:span><text:span text:style-name="T1043"><text:s/></text:span><text:span text:style-name="T1044">|</text:span><text:span text:style-name="T1045"><text:s/></text:span><text:span text:style-name="T1046">"não"</text:span><text:span text:style-name="T1047"><text:s/></text:span><text:span text:style-name="T1048">|</text:span><text:span text:style-name="T1049"><text:s/></text:span><text:span text:style-name="T1050">"não"</text:span><text:span text:style-name="T1051"><text:s/></text:span><text:span text:style-name="T1052">|</text:span></text:p>
      <text:p text:style-name="Normal"><text:span text:style-name="T1053"><text:s text:c="16"/>|<text:s/></text:span><text:span text:style-name="T1054">51-99999-9999"</text:span><text:span text:style-name="T1055"><text:s/></text:span><text:span text:style-name="T1056">|</text:span><text:span text:style-name="T1057"><text:s/></text:span><text:span text:style-name="T1058">"5"</text:span><text:span text:style-name="T1059"><text:s/></text:span><text:span text:style-name="T1060">|</text:span><text:span text:style-name="T1061"><text:s/></text:span><text:span text:style-name="T1062">"sim"</text:span><text:span text:style-name="T1063"><text:s/></text:span><text:span text:style-name="T1064">|</text:span><text:span text:style-name="T1065"><text:s/></text:span><text:span text:style-name="T1066">"não"</text:span><text:span text:style-name="T1067"><text:s/></text:span><text:span text:style-name="T1068">|</text:span></text:p>
      <text:p text:style-name="P1069"/>
      <text:p text:style-name="P1070"/>
      <text:p text:style-name="P1071"/>
      <text:p text:style-name="P1072">3.3@controleCozinha</text:p>
      <text:p text:style-name="Normal"><text:span text:style-name="T1073">Funcionalidade:</text:span><text:span text:style-name="T1074"><text:s/></text:span><text:span text:style-name="T1075">realizar o controle de pedido efetuado e entregue das mesas, posso verificar os pedidos realizados nas mesas, posso monitorar os pedidos em espera, posso verificar os pedidos entregues</text:span></text:p>
      <text:p text:style-name="P1076"/>
      <text:p text:style-name="Normal"><text:span text:style-name="T1077">Contexto:</text:span><text:span text:style-name="T1078"><text:s/></text:span><text:span text:style-name="T1079">possibilidade de controlar os pedidos das mesas<text:s/></text:span><text:span text:style-name="T1080"><text:s/></text:span></text:p>
      <text:p text:style-name="Normal"><text:span text:style-name="T1081">Dado<text:s/></text:span><text:span text:style-name="T1082">que o administrador possa acessar a opção cozinha</text:span></text:p>
      <text:p text:style-name="P1083"/>
      <text:p text:style-name="Normal"><text:span text:style-name="T1084">Esquema do Cenário:</text:span><text:span text:style-name="T1085"><text:s/></text:span><text:span text:style-name="T1086">realizar o controle de pedidos realizado por clientes nas mesas e enviados para a cozinha</text:span></text:p>
      <text:p text:style-name="Normal"><text:span text:style-name="T1087">Quando<text:s/></text:span><text:span text:style-name="T1088">o<text:s/></text:span><text:span text:style-name="T1089">&lt;administrador&gt;</text:span><text:span text:style-name="T1090"><text:s/>acessar a opçã</text:span><text:span text:style-name="T1091">o<text:s/></text:span><text:span text:style-name="T1092">&lt;cozinha&gt;</text:span><text:span text:style-name="T1093"><text:s/>do sistema</text:span><text:span text:style-name="T1094"><text:s/></text:span><text:span text:style-name="T1095"><text:s/></text:span></text:p>
      <text:p text:style-name="Normal"><text:span text:style-name="T1096">Então<text:s/></text:span><text:span text:style-name="T1097">o sistema deve permitir a verificação de<text:s/></text:span><text:span text:style-name="T1098">&lt;pedidos&gt;</text:span><text:span text:style-name="T1099"><text:s/>a fazer e entregues <text:s/></text:span><text:span text:style-name="T1100"><text:s/></text:span></text:p>
      <text:p text:style-name="Normal"><text:span text:style-name="T1101">E<text:s/></text:span><text:span text:style-name="T1102">registrar com o número da</text:span><text:span text:style-name="T1103"><text:s/>&lt;mesa&gt;</text:span></text:p>
      <text:p text:style-name="P1104"/>
      <text:p text:style-name="Normal"><text:span text:style-name="T1105">Exemplos:</text:span><text:span text:style-name="T1106"><text:s/></text:span><text:span text:style-name="T1107">|</text:span><text:span text:style-name="T1108"><text:s/></text:span><text:span text:style-name="T1109">Mesa</text:span><text:span text:style-name="T1110"><text:s/></text:span><text:span text:style-name="T1111">|</text:span><text:span text:style-name="T1112"><text:s/></text:span><text:span text:style-name="T1113">A fazer</text:span><text:span text:style-name="T1114"><text:s/></text:span><text:span text:style-name="T1115">|</text:span><text:span text:style-name="T1116"><text:s/></text:span><text:span text:style-name="T1117">Entregue</text:span><text:span text:style-name="T1118"><text:s/></text:span><text:span text:style-name="T1119">|</text:span></text:p>
      <text:p text:style-name="Normal"><text:span text:style-name="T1120"><text:s text:c="17"/></text:span><text:span text:style-name="T1121">| "</text:span><text:span text:style-name="T1122">1</text:span><text:span text:style-name="T1123">"</text:span><text:span text:style-name="T1124"><text:s/></text:span><text:span text:style-name="T1125">|</text:span><text:span text:style-name="T1126"><text:s/></text:span><text:span text:style-name="T1127">"não"</text:span><text:span text:style-name="T1128"><text:s/></text:span><text:span text:style-name="T1129">|</text:span><text:span text:style-name="T1130"><text:s/></text:span><text:span text:style-name="T1131">"sim"</text:span><text:span text:style-name="T1132"><text:s/></text:span><text:span text:style-name="T1133">|</text:span></text:p>
      <text:p text:style-name="P1134"/>
      <text:p text:style-name="P1135"/>
      <text:p text:style-name="P1136"/>
      <text:p text:style-name="Normal"><text:span text:style-name="T1137">3.4@controleGarçom</text:span></text:p>
      <text:p text:style-name="Normal"><text:span text:style-name="T1138">Funcionalidade:</text:span><text:span text:style-name="T1139"><text:s/></text:span><text:span text:style-name="T1140">realizar o controle de pedidos realizados para o garçom e entregues para os clientes, posso verificar se o pedido foi solicitado para o garçom, posso verificar se o pedido foi entregue pelo garçom</text:span></text:p>
      <text:p text:style-name="P1141"/>
      <text:p text:style-name="Normal"><text:span text:style-name="T1142">Contexto:</text:span><text:span text:style-name="T1143"><text:s/></text:span><text:span text:style-name="T1144">possibilidade de controlar os<text:s/></text:span><text:span text:style-name="T1145">pedidos realizados e entregues para o garçom <text:s/></text:span><text:span text:style-name="T1146"><text:s/></text:span></text:p>
      <text:soft-page-break/>
      <text:p text:style-name="Normal"><text:span text:style-name="T1147">Dado<text:s/></text:span><text:span text:style-name="T1148">que o administrador possa acessar a opção garçom<text:s/></text:span><text:span text:style-name="T1149"><text:s/></text:span></text:p>
      <text:p text:style-name="P1150"/>
      <text:p text:style-name="Normal"><text:span text:style-name="T1151">Esquema do Cenário:</text:span><text:span text:style-name="T1152"><text:s/></text:span><text:span text:style-name="T1153">realizar o controle de pedidos realizados</text:span></text:p>
      <text:p text:style-name="Normal"><text:span text:style-name="T1154">Quando<text:s/></text:span><text:span text:style-name="T1155">o<text:s/></text:span><text:span text:style-name="T1156">&lt;administrador&gt;</text:span><text:span text:style-name="T1157"><text:s/>acessar a opção<text:s/></text:span><text:span text:style-name="T1158">&lt;garçom&gt;</text:span><text:span text:style-name="T1159"><text:s/></text:span><text:span text:style-name="T1160"><text:s/></text:span><text:span text:style-name="T1161"><text:s/></text:span></text:p>
      <text:p text:style-name="Normal"><text:span text:style-name="T1162">Então<text:s/></text:span><text:span text:style-name="T1163">o sistema deve permitir verif</text:span><text:span text:style-name="T1164">icar os<text:s/></text:span><text:span text:style-name="T1165">&lt;pedidos&gt;</text:span><text:span text:style-name="T1166"><text:s/>realizados</text:span></text:p>
      <text:p text:style-name="Normal"><text:span text:style-name="T1167">E<text:s/></text:span><text:span text:style-name="T1168">o os<text:s/></text:span><text:span text:style-name="T1169">&lt;pedidos&gt;</text:span><text:span text:style-name="T1170"><text:s/>entregues</text:span></text:p>
      <text:p text:style-name="P1171"/>
      <text:p text:style-name="Normal"><text:span text:style-name="T1172">Exemplos:</text:span><text:span text:style-name="T1173"><text:s/></text:span><text:span text:style-name="T1174">|</text:span><text:span text:style-name="T1175"><text:s/></text:span><text:span text:style-name="T1176">Cliente</text:span><text:span text:style-name="T1177"><text:s/></text:span><text:span text:style-name="T1178">|</text:span><text:span text:style-name="T1179"><text:s/></text:span><text:span text:style-name="T1180">Mesa</text:span><text:span text:style-name="T1181"><text:s/></text:span><text:span text:style-name="T1182">|</text:span><text:span text:style-name="T1183">Pedido</text:span><text:span text:style-name="T1184"><text:s/></text:span><text:span text:style-name="T1185">|</text:span><text:span text:style-name="T1186"><text:s/></text:span><text:span text:style-name="T1187">Solicitado</text:span><text:span text:style-name="T1188"><text:s/></text:span><text:span text:style-name="T1189">|</text:span><text:span text:style-name="T1190"><text:s/></text:span><text:span text:style-name="T1191">Entregue</text:span><text:span text:style-name="T1192"><text:s/></text:span><text:span text:style-name="T1193">|</text:span></text:p>
      <text:p text:style-name="Normal"><text:span text:style-name="T1194"><text:s text:c="17"/></text:span><text:span text:style-name="T1195">| "</text:span><text:span text:style-name="T1196">51-99999-9999</text:span><text:span text:style-name="T1197">"</text:span><text:span text:style-name="T1198"><text:s/></text:span><text:span text:style-name="T1199">|</text:span><text:span text:style-name="T1200"><text:s/></text:span><text:span text:style-name="T1201">"1"</text:span><text:span text:style-name="T1202"><text:s/></text:span><text:span text:style-name="T1203">|</text:span><text:span text:style-name="T1204">"bebida"</text:span><text:span text:style-name="T1205"><text:s/></text:span><text:span text:style-name="T1206">|</text:span><text:span text:style-name="T1207"><text:s/></text:span><text:span text:style-name="T1208">"sim"</text:span><text:span text:style-name="T1209"><text:s/></text:span><text:span text:style-name="T1210">|</text:span><text:span text:style-name="T1211"><text:s/></text:span><text:span text:style-name="T1212">"não"</text:span><text:span text:style-name="T1213"><text:s/></text:span><text:span text:style-name="T1214">|</text:span></text:p>
      <text:p text:style-name="P1215"/>
      <text:p text:style-name="P1216"/>
      <text:p text:style-name="P1217"/>
      <text:p text:style-name="P1218">3.5@controleCaixa</text:p>
      <text:p text:style-name="Normal"><text:span text:style-name="T1219">Funcionalidade:</text:span><text:span text:style-name="T1220"><text:s/></text:span><text:span text:style-name="T1221">realizar o controle do fluxo de<text:s/></text:span><text:span text:style-name="T1222">caixa por comanda utilizada por data, posso verificar o consumo de cada mesa conforme o cliente, posso verificar a entrada de consumo diaria, posso verificar o subtotal de consumo diario</text:span></text:p>
      <text:p text:style-name="P1223"/>
      <text:p text:style-name="Normal"><text:span text:style-name="T1224">Contexto:</text:span><text:span text:style-name="T1225"><text:s/></text:span><text:span text:style-name="T1226">possibilidade de controlar o consumo da comanda das mesas<text:s/></text:span><text:span text:style-name="T1227">do sistema</text:span></text:p>
      <text:p text:style-name="Normal"><text:span text:style-name="T1228">Dado<text:s/></text:span><text:span text:style-name="T1229">que o administrador possa acessar a opção caixa</text:span></text:p>
      <text:p text:style-name="P1230"/>
      <text:p text:style-name="Normal"><text:span text:style-name="T1231">Esquema do Cenário:</text:span><text:span text:style-name="T1232"><text:s/></text:span><text:span text:style-name="T1233">realizar o controle de consumo das mesas</text:span></text:p>
      <text:p text:style-name="Normal"><text:span text:style-name="T1234">Quando<text:s/></text:span><text:span text:style-name="T1235">o<text:s/></text:span><text:span text:style-name="T1236">&lt;administrador&gt;</text:span><text:span text:style-name="T1237"><text:s/>acessar a opção<text:s/></text:span><text:span text:style-name="T1238">&lt;caixa&gt;</text:span><text:span text:style-name="T1239"><text:s/></text:span><text:span text:style-name="T1240"><text:s/></text:span></text:p>
      <text:p text:style-name="Normal"><text:span text:style-name="T1241">Então<text:s/></text:span><text:span text:style-name="T1242">o sistema deve permitir verificar o<text:s/></text:span><text:span text:style-name="T1243">&lt;consumo&gt;</text:span><text:span text:style-name="T1244"><text:s/>das<text:s/></text:span><text:span text:style-name="T1245">&lt;mesas&gt;</text:span></text:p>
      <text:p text:style-name="Normal"><text:span text:style-name="T1246">E<text:s/></text:span><text:span text:style-name="T1247">o<text:s/></text:span><text:span text:style-name="T1248">&lt;subtotal&gt;</text:span><text:span text:style-name="T1249"><text:s/></text:span><text:span text:style-name="T1250">do<text:s/></text:span><text:span text:style-name="T1251">&lt;consumo&gt;</text:span><text:span text:style-name="T1252"><text:s/>diario de<text:s/></text:span><text:span text:style-name="T1253">&lt;mesas&gt;</text:span><text:span text:style-name="T1254"><text:s/>e<text:s/></text:span><text:span text:style-name="T1255">&lt;clientes&gt;</text:span></text:p>
      <text:p text:style-name="P1256"/>
      <text:p text:style-name="Normal"><text:span text:style-name="T1257">Exemplos:</text:span><text:span text:style-name="T1258"><text:s/></text:span><text:span text:style-name="T1259">|</text:span><text:span text:style-name="T1260"><text:s/></text:span><text:span text:style-name="T1261">Cliente</text:span><text:span text:style-name="T1262"><text:s/></text:span><text:span text:style-name="T1263">|</text:span><text:span text:style-name="T1264"><text:s/></text:span><text:span text:style-name="T1265">Mesa</text:span><text:span text:style-name="T1266"><text:s/></text:span><text:span text:style-name="T1267">|</text:span><text:span text:style-name="T1268"><text:s/></text:span><text:span text:style-name="T1269">Consumo</text:span><text:span text:style-name="T1270"><text:s/></text:span><text:span text:style-name="T1271">|</text:span><text:span text:style-name="T1272"><text:s text:c="2"/></text:span><text:span text:style-name="T1273">Subtotal</text:span><text:span text:style-name="T1274"><text:s/></text:span><text:span text:style-name="T1275">|</text:span></text:p>
      <text:p text:style-name="Normal"><text:span text:style-name="T1276"><text:s text:c="17"/></text:span><text:span text:style-name="T1277">| "</text:span><text:span text:style-name="T1278">51-99999-9999</text:span><text:span text:style-name="T1279">"</text:span><text:span text:style-name="T1280"><text:s/></text:span><text:span text:style-name="T1281">|</text:span><text:span text:style-name="T1282"><text:s/></text:span><text:span text:style-name="T1283">"1"</text:span><text:span text:style-name="T1284"><text:s/></text:span><text:span text:style-name="T1285">|</text:span><text:span text:style-name="T1286"><text:s/></text:span><text:span text:style-name="T1287">"R$00,00"</text:span><text:span text:style-name="T1288"><text:s/></text:span><text:span text:style-name="T1289">|</text:span><text:span text:style-name="T1290"><text:s/></text:span><text:span text:style-name="T1291">"R$00,00"</text:span><text:span text:style-name="T1292"><text:s/></text:span><text:span text:style-name="T1293">|</text:span></text:p>
      <text:p text:style-name="P1294"/>
      <text:p text:style-name="P1295"/>
      <text:p text:style-name="Normal"><text:span text:style-name="T1296">3.6@crudAlimentos</text:span></text:p>
      <text:p text:style-name="Normal"><text:span text:style-name="T1297">Funcionalidade:</text:span><text:span text:style-name="T1298"><text:s/></text:span><text:span text:style-name="T1299">realizar o cadastro, edição e exclusão de produtos e<text:s/></text:span><text:span text:style-name="T1300">valores ao Menu, posso incluir, editar e excluir nome, imagem e descrição dos alimentos e bebidas e seus respectivos preços no cardapio(Menu)</text:span></text:p>
      <text:p text:style-name="P1301"/>
      <text:p text:style-name="Normal"><text:span text:style-name="T1302">Contexto:</text:span><text:span text:style-name="T1303"><text:s/></text:span><text:span text:style-name="T1304">possibilidade de incluir, editar e excuir alimentos e bebidas e seus respectivos valores no Menu<text:s/></text:span><text:span text:style-name="T1305"><text:s/></text:span></text:p>
      <text:p text:style-name="Normal"><text:span text:style-name="T1306">Dado</text:span><text:span text:style-name="T1307"><text:s/></text:span><text:span text:style-name="T1308">que o administrador possa acessar a opção cadastrar</text:span></text:p>
      <text:p text:style-name="P1309"/>
      <text:p text:style-name="Normal"><text:span text:style-name="T1310">Esquema do Cenário:</text:span><text:span text:style-name="T1311"><text:s/></text:span><text:span text:style-name="T1312">realizar a inclusão, edição e exclusão de alimentos, bebidas e valores dos produtos</text:span></text:p>
      <text:p text:style-name="Normal"><text:span text:style-name="T1313">Quando<text:s/></text:span><text:span text:style-name="T1314">informar <text:s/></text:span><text:span text:style-name="T1315">o &lt;administrador&gt;<text:s/></text:span><text:span text:style-name="T1316">acessar a opção</text:span><text:span text:style-name="T1317"><text:s/>&lt;cadastrar&gt;</text:span><text:span text:style-name="T1318"><text:s/></text:span><text:span text:style-name="T1319"><text:s/></text:span><text:span text:style-name="T1320"><text:s/></text:span><text:span text:style-name="T1321"><text:s/></text:span></text:p>
      <text:p text:style-name="Normal"><text:span text:style-name="T1322">Então<text:s/></text:span><text:span text:style-name="T1323">o sistema deve permitir a</text:span><text:span text:style-name="T1324"><text:s/></text:span><text:span text:style-name="T1325">&lt;inclusão&gt;</text:span><text:span text:style-name="T1326">,<text:s/></text:span><text:span text:style-name="T1327">&lt;edição&gt;</text:span><text:span text:style-name="T1328"><text:s/>e<text:s/></text:span><text:span text:style-name="T1329">&lt;exclusão&gt;</text:span><text:span text:style-name="T1330"><text:s/>de produtos<text:s/></text:span><text:span text:style-name="T1331"><text:s/></text:span></text:p>
      <text:p text:style-name="Normal"><text:span text:style-name="T1332">E<text:s/></text:span><text:span text:style-name="T1333">os seus respectivos<text:s/></text:span><text:span text:style-name="T1334">&lt;valores&gt;</text:span></text:p>
      <text:p text:style-name="P1335"/>
      <text:p text:style-name="Normal"><text:span text:style-name="T1336">Exemplos:</text:span><text:span text:style-name="T1337"><text:s/></text:span><text:span text:style-name="T1338">|</text:span><text:span text:style-name="T1339"><text:s/></text:span><text:span text:style-name="T1340">Alimento</text:span><text:span text:style-name="T1341"><text:s/></text:span><text:span text:style-name="T1342">|</text:span><text:span text:style-name="T1343"><text:s/></text:span><text:span text:style-name="T1344">Valor</text:span><text:span text:style-name="T1345"><text:s/></text:span><text:span text:style-name="T1346">|</text:span><text:span text:style-name="T1347"><text:s/></text:span><text:span text:style-name="T1348">Imagem</text:span><text:span text:style-name="T1349"><text:s/></text:span><text:span text:style-name="T1350">|</text:span><text:span text:style-name="T1351"><text:s/></text:span><text:span text:style-name="T1352">Descrição</text:span><text:span text:style-name="T1353"><text:s/></text:span><text:span text:style-name="T1354">|</text:span><text:span text:style-name="T1355"><text:s/></text:span><text:span text:style-name="T1356">Edição</text:span><text:span text:style-name="T1357"><text:s/></text:span><text:span text:style-name="T1358">|</text:span><text:span text:style-name="T1359"><text:s/></text:span><text:span text:style-name="T1360">Exclusão</text:span><text:span text:style-name="T1361"><text:s/></text:span><text:span text:style-name="T1362">|</text:span></text:p>
      <text:p text:style-name="Normal"><text:span text:style-name="T1363"><text:s text:c="16"/></text:span><text:span text:style-name="T1364">| "</text:span><text:span text:style-name="T1365">Hamburguer</text:span><text:span text:style-name="T1366">"</text:span><text:span text:style-name="T1367"><text:s/></text:span><text:span text:style-name="T1368">|</text:span><text:span text:style-name="T1369"><text:s/></text:span><text:span text:style-name="T1370">"R$00,00"</text:span><text:span text:style-name="T1371"><text:s/></text:span><text:span text:style-name="T1372">|</text:span><text:span text:style-name="T1373"><text:s/></text:span><text:span text:style-name="T1374">"[Jpeg]"</text:span><text:span text:style-name="T1375"><text:s/></text:span><text:span text:style-name="T1376">|</text:span><text:span text:style-name="T1377"><text:s/></text:span><text:span text:style-name="T1378">Pão, hamburguer, queijo"</text:span><text:span text:style-name="T1379"><text:s/></text:span><text:span text:style-name="T1380">|</text:span><text:span text:style-name="T1381"><text:s/></text:span><text:span text:style-name="T1382">[editar]"</text:span><text:span text:style-name="T1383"><text:s/></text:span><text:span text:style-name="T1384">|</text:span><text:span text:style-name="T1385"><text:s/></text:span><text:span text:style-name="T1386">[excluir]"</text:span><text:span text:style-name="T1387"><text:s/></text:span><text:span text:style-name="T1388">|</text:span></text:p>
      <text:p text:style-name="P1389"/>
      <text:p text:style-name="P1390"/>
      <text:p text:style-name="P1391"/>
      <text:p text:style-name="P1392"/>
      <text:p text:style-name="P1393">4. Tela do Sistema para Garçons do CodeMenu</text:p>
      <text:p text:style-name="P1394"/>
      <text:p text:style-name="P1395"/>
      <text:p text:style-name="P1396">4.1@verificarPedido</text:p>
      <text:p text:style-name="P1397"><text:span text:style-name="T1398">Funcionalidade:</text:span><text:span text:style-name="T1399"><text:s/>realizar o monitoramento dos pedidos solicitados para a cozinha até a entrega pelo garçom, posso verificar o status do pedido como para entregar ao cliente<text:s/></text:span><text:span text:style-name="T1400">com a identificação do número da mesa, posso verificar o status do pedido como à fazer na cozinha</text:span></text:p>
      <text:p text:style-name="P1401"><text:span text:style-name="T1402">Contexto:</text:span><text:span text:style-name="T1403"><text:s/></text:span><text:span text:style-name="T1404">possibilidade de visualizar e verificar o status do pedido realizado pelo cliente e cozinha para entregá-los</text:span></text:p>
      <text:p text:style-name="P1405"><text:span text:style-name="T1406">Dado<text:s/></text:span><text:span text:style-name="T1407">que posso verificar o status do pe</text:span><text:span text:style-name="T1408">dido realizado pelo cliente e pela cozinha</text:span></text:p>
      <text:p text:style-name="P1409"/>
      <text:p text:style-name="Normal"><text:span text:style-name="T1410">Esquema do Cenário:</text:span><text:span text:style-name="T1411"><text:s/></text:span><text:span text:style-name="T1412">realizar o acesso ao status do pedido feito pelo cliente e finalizado pela cozinha para entregar</text:span></text:p>
      <text:p text:style-name="Normal"><text:span text:style-name="T1413">Quando<text:s/></text:span><text:span text:style-name="T1414">selecionar a opção<text:s/></text:span><text:span text:style-name="T1415">&lt;status&gt;</text:span><text:span text:style-name="T1416"><text:s/>do<text:s/></text:span><text:span text:style-name="T1417">&lt;pedido&gt;</text:span><text:span text:style-name="T1418"><text:s/></text:span><text:span text:style-name="T1419"><text:s/></text:span></text:p>
      <text:p text:style-name="Normal"><text:span text:style-name="T1420">Então<text:s/></text:span><text:span text:style-name="T1421">o sistema deve permitir visualizar o<text:s/></text:span><text:span text:style-name="T1422">&lt;st</text:span><text:span text:style-name="T1423">atus&gt;</text:span><text:span text:style-name="T1424"><text:s/>do<text:s/></text:span><text:span text:style-name="T1425">&lt;pedido&gt;</text:span><text:span text:style-name="T1426"><text:s/>feito pelo<text:s/></text:span><text:span text:style-name="T1427">&lt;cliente&gt;</text:span><text:span text:style-name="T1428"><text:s/>e identificado a<text:s/></text:span><text:span text:style-name="T1429">&lt;mesa&gt;</text:span><text:span text:style-name="T1430"><text:s/></text:span><text:span text:style-name="T1431"><text:s/></text:span></text:p>
      <text:p text:style-name="Normal"><text:span text:style-name="T1432">E<text:s/></text:span><text:span text:style-name="T1433">mostrar o<text:s/></text:span><text:span text:style-name="T1434">&lt;status&gt;</text:span><text:span text:style-name="T1435"><text:s/>do<text:s/></text:span><text:span text:style-name="T1436">&lt;pedido&gt;</text:span><text:span text:style-name="T1437"><text:s/>estiver pronto pela<text:s/></text:span><text:span text:style-name="T1438">&lt;cozinha&gt;</text:span></text:p>
      <text:p text:style-name="P1439"/>
      <text:p text:style-name="P1440"/>
      <text:p text:style-name="Normal"><text:span text:style-name="T1441">Exemplos:</text:span><text:span text:style-name="T1442"><text:s/></text:span><text:span text:style-name="T1443">|</text:span><text:span text:style-name="T1444"><text:s/></text:span><text:span text:style-name="T1445">Garçom</text:span><text:span text:style-name="T1446">|</text:span><text:span text:style-name="T1447"><text:s/></text:span><text:span text:style-name="T1448">Cliente</text:span><text:span text:style-name="T1449"><text:s/></text:span><text:span text:style-name="T1450">|</text:span><text:span text:style-name="T1451"><text:s/></text:span><text:span text:style-name="T1452">Mesa</text:span><text:span text:style-name="T1453"><text:s/></text:span><text:span text:style-name="T1454">|</text:span><text:span text:style-name="T1455"><text:s/></text:span><text:span text:style-name="T1456">Cozinha</text:span><text:span text:style-name="T1457"><text:s/></text:span><text:span text:style-name="T1458">|</text:span><text:span text:style-name="T1459"><text:s/></text:span><text:span text:style-name="T1460">Entregar</text:span><text:span text:style-name="T1461"><text:s/></text:span><text:span text:style-name="T1462">|</text:span></text:p>
      <text:p text:style-name="Normal"><text:span text:style-name="T1463"><text:s text:c="17"/></text:span><text:span text:style-name="T1464">|<text:s/></text:span><text:span text:style-name="T1465">"joao.garcom@codemenu.com"</text:span><text:span text:style-name="T1466">|<text:s/></text:span><text:span text:style-name="T1467">"51-99999-9999"</text:span><text:span text:style-name="T1468"><text:s/></text:span><text:span text:style-name="T1469">|</text:span><text:span text:style-name="T1470"><text:s/></text:span><text:span text:style-name="T1471">"1"</text:span><text:span text:style-name="T1472"><text:s/></text:span><text:span text:style-name="T1473">|</text:span><text:span text:style-name="T1474"><text:s/></text:span><text:span text:style-name="T1475">"sim"</text:span><text:span text:style-name="T1476"><text:s/></text:span><text:span text:style-name="T1477">|</text:span><text:span text:style-name="T1478"><text:s/></text:span><text:span text:style-name="T1479">"não"</text:span><text:span text:style-name="T1480"><text:s/></text:span><text:span text:style-name="T1481">|</text:span></text:p>
      <text:p text:style-name="P1482"/>
      <text:p text:style-name="P1483"/>
      <text:p text:style-name="P1484"/>
      <text:p text:style-name="P1485">4.2@entregarPedido</text:p>
      <text:p text:style-name="P1486"><text:span text:style-name="T1487">Funcionalidade:</text:span><text:span text:style-name="T1488"><text:s/>realizar a entrega dos pedidos prontos pela cozinha, posso selecionar a opção do status do pedido como pronto para entregar ao cliente com a identificação do número da mesa</text:span></text:p>
      <text:p text:style-name="P1489"><text:span text:style-name="T1490">Contexto:</text:span><text:span text:style-name="T1491"><text:s/></text:span><text:span text:style-name="T1492">possibilidade de</text:span><text:span text:style-name="T1493"><text:s/>escolher a opção do status do pedido como entregar para o cliente</text:span></text:p>
      <text:p text:style-name="P1494"><text:span text:style-name="T1495">Dado<text:s/></text:span><text:span text:style-name="T1496">que posso selecionar o status do pedido <text:s/>como entregue realizado pelo cliente e pela cozinha</text:span></text:p>
      <text:p text:style-name="P1497"/>
      <text:p text:style-name="Normal"><text:span text:style-name="T1498">Esquema do Cenário:</text:span><text:span text:style-name="T1499"><text:s/></text:span><text:span text:style-name="T1500">realizar o acesso ao status do pedido feito pelo cliente e selecionar<text:s/></text:span><text:span text:style-name="T1501">a opção de entregar o pedido finalizado pela cozinha</text:span></text:p>
      <text:p text:style-name="Normal"><text:span text:style-name="T1502">Quando<text:s/></text:span><text:span text:style-name="T1503">selecionar a opção<text:s/></text:span><text:span text:style-name="T1504">&lt;status&gt;</text:span><text:span text:style-name="T1505"><text:s/>do<text:s/></text:span><text:span text:style-name="T1506">&lt;pedido&gt;</text:span><text:span text:style-name="T1507"><text:s/></text:span><text:span text:style-name="T1508"><text:s/></text:span></text:p>
      <text:p text:style-name="Normal"><text:span text:style-name="T1509">Então<text:s/></text:span><text:span text:style-name="T1510">o sistema deve permitir visualizar o<text:s/></text:span><text:span text:style-name="T1511">&lt;status&gt;</text:span><text:span text:style-name="T1512"><text:s/>do<text:s/></text:span><text:span text:style-name="T1513">&lt;pedido&gt;</text:span><text:span text:style-name="T1514"><text:s/>feito pelo<text:s/></text:span><text:span text:style-name="T1515">&lt;cliente&gt;</text:span><text:span text:style-name="T1516"><text:s/>e identificado a<text:s/></text:span><text:span text:style-name="T1517">&lt;mesa&gt;</text:span><text:span text:style-name="T1518"><text:s/></text:span><text:span text:style-name="T1519"><text:s/></text:span></text:p>
      <text:p text:style-name="Normal"><text:span text:style-name="T1520">E<text:s/></text:span><text:span text:style-name="T1521">confirmar na opção<text:s/></text:span><text:span text:style-name="T1522">&lt;entregar&gt;</text:span><text:span text:style-name="T1523"><text:s/>quando o<text:s/></text:span><text:span text:style-name="T1524">&lt;p</text:span><text:span text:style-name="T1525">edido&gt;</text:span><text:span text:style-name="T1526"><text:s/>estiver pronto pela<text:s/></text:span><text:span text:style-name="T1527">&lt;cozinha&gt;</text:span></text:p>
      <text:p text:style-name="P1528"/>
      <text:p text:style-name="P1529"/>
      <text:p text:style-name="Normal"><text:span text:style-name="T1530">Exemplos:</text:span><text:span text:style-name="T1531"><text:s/></text:span><text:span text:style-name="T1532">|</text:span><text:span text:style-name="T1533"><text:s/></text:span><text:span text:style-name="T1534">Garçom</text:span><text:span text:style-name="T1535">|</text:span><text:span text:style-name="T1536"><text:s/></text:span><text:span text:style-name="T1537">Cliente</text:span><text:span text:style-name="T1538"><text:s/></text:span><text:span text:style-name="T1539">|</text:span><text:span text:style-name="T1540"><text:s/></text:span><text:span text:style-name="T1541">Mesa</text:span><text:span text:style-name="T1542"><text:s/></text:span><text:span text:style-name="T1543">|</text:span><text:span text:style-name="T1544"><text:s/></text:span><text:span text:style-name="T1545">Cozinha</text:span><text:span text:style-name="T1546"><text:s/></text:span><text:span text:style-name="T1547">|</text:span><text:span text:style-name="T1548"><text:s/></text:span><text:span text:style-name="T1549">Entregar</text:span><text:span text:style-name="T1550"><text:s/></text:span><text:span text:style-name="T1551">|</text:span></text:p>
      <text:p text:style-name="Normal"><text:span text:style-name="T1552"><text:s text:c="17"/></text:span><text:span text:style-name="T1553">|<text:s/></text:span><text:span text:style-name="T1554">"joao.garcom@codemenu.com"</text:span><text:span text:style-name="T1555">|<text:s/></text:span><text:span text:style-name="T1556">"51-99999-9999"</text:span><text:span text:style-name="T1557"><text:s/></text:span><text:span text:style-name="T1558">|</text:span><text:span text:style-name="T1559"><text:s/></text:span><text:span text:style-name="T1560">"1"</text:span><text:span text:style-name="T1561"><text:s/></text:span><text:span text:style-name="T1562">|</text:span><text:span text:style-name="T1563"><text:s/></text:span><text:span text:style-name="T1564">"sim"</text:span><text:span text:style-name="T1565"><text:s/></text:span><text:span text:style-name="T1566">|</text:span><text:span text:style-name="T1567"><text:s/></text:span><text:span text:style-name="T1568">"sim"</text:span><text:span text:style-name="T1569"><text:s/></text:span><text:span text:style-name="T1570">|</text:span></text:p>
      <text:p text:style-name="P1571"/>
      <text:p text:style-name="P1572"/>
      <text:p text:style-name="P1573"/>
      <text:p text:style-name="P1574"/>
      <text:p text:style-name="P1575"/>
      <text:p text:style-name="P1576"/>
      <text:p text:style-name="P1577">5. Tela do Sistema para Cozinha do CodeMenu</text:p>
      <text:p text:style-name="P1578"/>
      <text:p text:style-name="P1579"/>
      <text:p text:style-name="P1580">5.1@verificarPedido</text:p>
      <text:p text:style-name="Normal"><text:span text:style-name="T1581">Funcionalidade:</text:span><text:span text:style-name="T1582"><text:s/></text:span><text:span text:style-name="T1583">realizar o recebimento do pedido solicitado pelo cliente e confirmar pelo sistema, posso visualizar o pedido e selecionar a opção recebido<text:s/></text:span><text:span text:style-name="T1584"><text:s/></text:span><text:span text:style-name="T1585"><text:s/></text:span></text:p>
      <text:p text:style-name="P1586"/>
      <text:p text:style-name="Normal"><text:span text:style-name="T1587">Contexto:<text:s/></text:span><text:span text:style-name="T1588">possibilidade de visualizar os pedidos confirmados pelo cliente</text:span></text:p>
      <text:p text:style-name="Normal"><text:span text:style-name="T1589">Dado<text:s/></text:span><text:span text:style-name="T1590">que posso visualiz</text:span><text:span text:style-name="T1591">ar e selecionar a opção de recebido o pedido para iniciar a preparar</text:span></text:p>
      <text:p text:style-name="P1592"/>
      <text:p text:style-name="Normal"><text:span text:style-name="T1593">Esquema do Cenário:</text:span><text:span text:style-name="T1594"><text:s/></text:span><text:span text:style-name="T1595"><text:s/>realizar o recebimento do pedido solicitado pelo &lt;cliente&gt; e confirmar pelo sistema pela opção de recebido</text:span></text:p>
      <text:p text:style-name="Normal"><text:span text:style-name="T1596">Quando<text:s/></text:span><text:span text:style-name="T1597">selecionar a opção de<text:s/></text:span><text:span text:style-name="T1598">&lt;status&gt;</text:span><text:span text:style-name="T1599"><text:s/>do<text:s/></text:span><text:span text:style-name="T1600">&lt;pedido&gt;</text:span><text:span text:style-name="T1601"><text:s/>realizad</text:span><text:span text:style-name="T1602">o pelo<text:s/></text:span><text:span text:style-name="T1603">&lt;cliente&gt;</text:span></text:p>
      <text:p text:style-name="Normal"><text:span text:style-name="T1604">E<text:s/></text:span><text:span text:style-name="T1605">selecionar a opção de<text:s/></text:span><text:span text:style-name="T1606">&lt;recebido&gt;</text:span><text:span text:style-name="T1607"><text:s/>o<text:s/></text:span><text:span text:style-name="T1608">&lt;pedido&gt;</text:span></text:p>
      <text:p text:style-name="Normal"><text:span text:style-name="T1609">Então<text:s/></text:span><text:span text:style-name="T1610">o sistema registra como<text:s/></text:span><text:span text:style-name="T1611">&lt;pedido&gt;</text:span><text:span text:style-name="T1612"><text:s/>a fazer pela<text:s/></text:span><text:span text:style-name="T1613">&lt;cozinha&gt;</text:span></text:p>
      <text:p text:style-name="P1614"/>
      <text:p text:style-name="Normal"><text:span text:style-name="T1615">Exemplos:</text:span><text:span text:style-name="T1616"><text:s/></text:span><text:span text:style-name="T1617">|</text:span><text:span text:style-name="T1618"><text:s/></text:span><text:span text:style-name="T1619">Cozinha</text:span><text:span text:style-name="T1620">|</text:span><text:span text:style-name="T1621"><text:s/></text:span><text:span text:style-name="T1622">Cliente</text:span><text:span text:style-name="T1623"><text:s/></text:span><text:span text:style-name="T1624">|</text:span><text:span text:style-name="T1625"><text:s/></text:span><text:span text:style-name="T1626">Mesa</text:span><text:span text:style-name="T1627"><text:s/></text:span><text:span text:style-name="T1628">|</text:span><text:span text:style-name="T1629"><text:s/></text:span><text:span text:style-name="T1630">A prepar</text:span><text:span text:style-name="T1631"><text:s/></text:span><text:span text:style-name="T1632">|</text:span><text:span text:style-name="T1633"><text:s/></text:span><text:span text:style-name="T1634">Entregar</text:span><text:span text:style-name="T1635"><text:s/></text:span><text:span text:style-name="T1636">|</text:span></text:p>
      <text:p text:style-name="Normal"><text:span text:style-name="T1637"><text:s text:c="17"/></text:span><text:span text:style-name="T1638">|<text:s/></text:span><text:span text:style-name="T1639">"joao.cozinha@codemenu.com"</text:span><text:span text:style-name="T1640">|<text:s/></text:span><text:span text:style-name="T1641">"51-99999-9999"</text:span><text:span text:style-name="T1642"><text:s/></text:span><text:span text:style-name="T1643">|</text:span><text:span text:style-name="T1644"><text:s/></text:span><text:span text:style-name="T1645">"1"</text:span><text:span text:style-name="T1646"><text:s/></text:span><text:span text:style-name="T1647">|</text:span><text:span text:style-name="T1648"><text:s/></text:span><text:span text:style-name="T1649">"sim"</text:span><text:span text:style-name="T1650"><text:s/></text:span><text:span text:style-name="T1651">|</text:span><text:span text:style-name="T1652"><text:s/></text:span><text:span text:style-name="T1653">"não"</text:span><text:span text:style-name="T1654"><text:s/></text:span><text:span text:style-name="T1655">|</text:span></text:p>
      <text:p text:style-name="P1656"/>
      <text:p text:style-name="P1657"/>
      <text:p text:style-name="P1658">5.2@entregarPedido</text:p>
      <text:p text:style-name="Normal"><text:span text:style-name="T1659">Funcionalidade:</text:span><text:span text:style-name="T1660"><text:s/></text:span><text:span text:style-name="T1661">realizar a entrega do pedido solicitado pelo cliente e confirmar pelo sistema para ser enviado ao garçom, posso visualizar o pedido e selecionar a opção entregar<text:s/></text:span><text:span text:style-name="T1662"><text:s/></text:span><text:span text:style-name="T1663"><text:s/></text:span></text:p>
      <text:p text:style-name="P1664"/>
      <text:p text:style-name="Normal"><text:span text:style-name="T1665">Contexto:<text:s/></text:span><text:span text:style-name="T1666">possibilidade de<text:s/></text:span><text:span text:style-name="T1667">visualizar e selecionar a opção de entregar os pedidos para o cliente</text:span></text:p>
      <text:p text:style-name="Normal"><text:span text:style-name="T1668">Dado<text:s/></text:span><text:span text:style-name="T1669">que posso visualizar e selecionar a opção de entregar o pedido para o cliente</text:span></text:p>
      <text:p text:style-name="P1670"/>
      <text:p text:style-name="Normal"><text:span text:style-name="T1671">Esquema do Cenário:</text:span><text:span text:style-name="T1672"><text:s/></text:span><text:span text:style-name="T1673"><text:s/>realizar a entrega do pedido solicitado pelo<text:s/></text:span><text:span text:style-name="T1674">&lt;cliente&gt;</text:span><text:span text:style-name="T1675"><text:s/>e confirmar pelo sistema p</text:span><text:span text:style-name="T1676">ela opção de entregar</text:span></text:p>
      <text:p text:style-name="Normal"><text:span text:style-name="T1677">Quando<text:s/></text:span><text:span text:style-name="T1678">selecionar a opção de<text:s/></text:span><text:span text:style-name="T1679">&lt;status&gt;</text:span><text:span text:style-name="T1680"><text:s/>do<text:s/></text:span><text:span text:style-name="T1681">&lt;pedido&gt;</text:span><text:span text:style-name="T1682"><text:s/>realizado pelo<text:s/></text:span><text:span text:style-name="T1683">&lt;cliente&gt;</text:span></text:p>
      <text:p text:style-name="Normal"><text:span text:style-name="T1684">E<text:s/></text:span><text:span text:style-name="T1685">selecionar a opção de<text:s/></text:span><text:span text:style-name="T1686">&lt;entregar&gt;</text:span><text:span text:style-name="T1687"><text:s/>o<text:s/></text:span><text:span text:style-name="T1688">&lt;pedido&gt;</text:span></text:p>
      <text:p text:style-name="Normal"><text:span text:style-name="T1689">Então<text:s/></text:span><text:span text:style-name="T1690">o sistema registra como<text:s/></text:span><text:span text:style-name="T1691">&lt;pedido&gt;</text:span><text:span text:style-name="T1692"><text:s/>a ser &lt;entregue&gt; pelo<text:s/></text:span><text:span text:style-name="T1693">&lt;garçom&gt;</text:span></text:p>
      <text:p text:style-name="P1694"/>
      <text:p text:style-name="Normal"><text:span text:style-name="T1695">Exemplos:</text:span><text:span text:style-name="T1696"><text:s/></text:span><text:span text:style-name="T1697">|</text:span><text:span text:style-name="T1698"><text:s/></text:span><text:span text:style-name="T1699">Cozinha</text:span><text:span text:style-name="T1700">|</text:span><text:span text:style-name="T1701"><text:s/></text:span><text:span text:style-name="T1702">Cliente</text:span><text:span text:style-name="T1703"><text:s/></text:span><text:span text:style-name="T1704">|</text:span><text:span text:style-name="T1705"><text:s/></text:span><text:span text:style-name="T1706">Mesa</text:span><text:span text:style-name="T1707"><text:s/></text:span><text:span text:style-name="T1708">|</text:span><text:span text:style-name="T1709"><text:s/></text:span><text:span text:style-name="T1710">A<text:s/></text:span><text:span text:style-name="T1711">prepar</text:span><text:span text:style-name="T1712"><text:s/></text:span><text:span text:style-name="T1713">|</text:span><text:span text:style-name="T1714"><text:s/></text:span><text:span text:style-name="T1715">Entregar</text:span><text:span text:style-name="T1716"><text:s/></text:span><text:span text:style-name="T1717">|</text:span></text:p>
      <text:p text:style-name="Normal"><text:span text:style-name="T1718"><text:s text:c="17"/></text:span><text:span text:style-name="T1719">|<text:s/></text:span><text:span text:style-name="T1720">"joao.cozinha@codemenu.com"</text:span><text:span text:style-name="T1721">|<text:s/></text:span><text:span text:style-name="T1722">"51-99999-9999"</text:span><text:span text:style-name="T1723"><text:s/></text:span><text:span text:style-name="T1724">|</text:span><text:span text:style-name="T1725"><text:s/></text:span><text:span text:style-name="T1726">"1"</text:span><text:span text:style-name="T1727"><text:s/></text:span><text:span text:style-name="T1728">|</text:span><text:span text:style-name="T1729"><text:s/></text:span><text:span text:style-name="T1730">"sim"</text:span><text:span text:style-name="T1731"><text:s/></text:span><text:span text:style-name="T1732">|</text:span><text:span text:style-name="T1733"><text:s/></text:span><text:span text:style-name="T1734">"sim"</text:span><text:span text:style-name="T1735"><text:s/></text:span><text:span text:style-name="T1736">|</text:span></text:p>
      <text:p text:style-name="P1737"/>
      <text:p text:style-name="P1738"/>
      <text:p text:style-name="P1739"/>
      <text:p text:style-name="P1740"/>
      <text:p text:style-name="P1741"/>
      <text:p text:style-name="P1742">6. Tela do Sistema para Caixa do CodeMenu</text:p>
      <text:p text:style-name="P1743"/>
      <text:p text:style-name="P1744"/>
      <text:p text:style-name="P1745"/>
      <text:p text:style-name="P1746">6.1@verificarComanda</text:p>
      <text:p text:style-name="Normal"><text:span text:style-name="T1747">Funcionalidade:</text:span><text:span text:style-name="T1748"><text:s/></text:span><text:span text:style-name="T1749">realizar a visualização do status de consumo do cliente e da<text:s/></text:span><text:span text:style-name="T1750">mesa para efetuar o recebimento do pagamento, posso visualizar o consumo de cliente, posso visualizar o consumo da mesa</text:span></text:p>
      <text:p text:style-name="P1751"/>
      <text:p text:style-name="Normal"><text:span text:style-name="T1752">Contexto:</text:span><text:span text:style-name="T1753"><text:s/></text:span><text:span text:style-name="T1754">possibilidade de visualizar o consumo da comanda do cliente e da mesas ocupadas e registradas no sistema</text:span></text:p>
      <text:p text:style-name="Normal"><text:span text:style-name="T1755">Dado<text:s/></text:span><text:span text:style-name="T1756">que posso visua</text:span><text:span text:style-name="T1757">lizar o consumo realizado pelo cliente e mesa</text:span></text:p>
      <text:p text:style-name="P1758"/>
      <text:p text:style-name="Normal"><text:span text:style-name="T1759">Esquema do Cenário:</text:span><text:span text:style-name="T1760"><text:s/></text:span><text:span text:style-name="T1761">realizar a visualização do consumo da comanda do cliente e da mesa</text:span></text:p>
      <text:p text:style-name="Normal"><text:span text:style-name="T1762">Quando<text:s/></text:span><text:span text:style-name="T1763">selecionar a opção de visualizar a<text:s/></text:span><text:span text:style-name="T1764">&lt;comanda&gt;</text:span></text:p>
      <text:p text:style-name="Normal"><text:span text:style-name="T1765">E<text:s/></text:span><text:span text:style-name="T1766">verificar o<text:s/></text:span><text:span text:style-name="T1767">&lt;consumo&gt;</text:span><text:span text:style-name="T1768"><text:s/>realizado pelo<text:s/></text:span><text:span text:style-name="T1769">&lt;cliente&gt;</text:span><text:span text:style-name="T1770"><text:s/>e pela<text:s/></text:span><text:span text:style-name="T1771">&lt;mesa&gt;</text:span></text:p>
      <text:p text:style-name="Normal"><text:span text:style-name="T1772">Então</text:span><text:span text:style-name="T1773"><text:s/>o</text:span><text:span text:style-name="T1774"><text:s/>sistema apresenta o<text:s/></text:span><text:span text:style-name="T1775">&lt;subtotal&gt;</text:span><text:span text:style-name="T1776"><text:s/>e o<text:s/></text:span><text:span text:style-name="T1777">&lt;total&gt;</text:span><text:span text:style-name="T1778"><text:s/>finalizada pelo<text:s/></text:span><text:span text:style-name="T1779">&lt;cliente&gt;</text:span></text:p>
      <text:p text:style-name="Normal"><text:span text:style-name="T1780">E<text:s/></text:span><text:span text:style-name="T1781">possuo a permissão de realizar o<text:s/></text:span><text:span text:style-name="T1782">&lt;pagamento&gt;</text:span></text:p>
      <text:p text:style-name="P1783"/>
      <text:p text:style-name="Normal"><text:span text:style-name="T1784">Exemplos:</text:span><text:span text:style-name="T1785"><text:s/></text:span><text:span text:style-name="T1786">|</text:span><text:span text:style-name="T1787"><text:s/></text:span><text:span text:style-name="T1788">Cozinha</text:span><text:span text:style-name="T1789">|</text:span><text:span text:style-name="T1790"><text:s/></text:span><text:span text:style-name="T1791">Cliente</text:span><text:span text:style-name="T1792"><text:s/></text:span><text:span text:style-name="T1793">|</text:span><text:span text:style-name="T1794"><text:s/></text:span><text:span text:style-name="T1795">Mesa</text:span><text:span text:style-name="T1796"><text:s/></text:span><text:span text:style-name="T1797">|</text:span><text:span text:style-name="T1798"><text:s/></text:span><text:span text:style-name="T1799">A prepar</text:span><text:span text:style-name="T1800"><text:s/></text:span><text:span text:style-name="T1801">|</text:span><text:span text:style-name="T1802"><text:s/></text:span><text:span text:style-name="T1803">Entregar</text:span><text:span text:style-name="T1804"><text:s/></text:span><text:span text:style-name="T1805">|</text:span></text:p>
      <text:p text:style-name="Normal"><text:span text:style-name="T1806"><text:s text:c="17"/></text:span><text:span text:style-name="T1807">|<text:s/></text:span><text:span text:style-name="T1808">"joao.caixa@codemenu.com"</text:span><text:span text:style-name="T1809">|<text:s/></text:span><text:span text:style-name="T1810">"51-99999-9999"</text:span><text:span text:style-name="T1811"><text:s/></text:span><text:span text:style-name="T1812">|</text:span><text:span text:style-name="T1813"><text:s/></text:span><text:span text:style-name="T1814">"1"</text:span><text:span text:style-name="T1815"><text:s/></text:span><text:span text:style-name="T1816">|</text:span><text:span text:style-name="T1817"><text:s/></text:span><text:span text:style-name="T1818">"sim"</text:span><text:span text:style-name="T1819"><text:s/></text:span><text:span text:style-name="T1820">|</text:span><text:span text:style-name="T1821"><text:s/></text:span><text:span text:style-name="T1822">"sim"</text:span><text:span text:style-name="T1823"><text:s/></text:span><text:span text:style-name="T1824">|</text:span></text:p>
      <text:p text:style-name="P1825"/>
      <text:p text:style-name="P1826"/>
      <text:p text:style-name="P18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Georgia" svg:font-family="Georgia" style:font-family-generic="roman" style:font-pitch="variable" svg:panose-1="2 4 5 2 5 4 5 2 3 3"/>
    <style:font-face style:name="inherit" svg:font-family="inherit" style:font-family-generic="roman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iz Otavio</meta:initial-creator>
    <dc:creator>Marcio</dc:creator>
    <meta:creation-date>2017-11-04T20:37:00Z</meta:creation-date>
    <dc:date>2017-11-04T20:38:00Z</dc:date>
    <meta:template xlink:href="Normal.dotm" xlink:type="simple"/>
    <meta:editing-cycles>3</meta:editing-cycles>
    <meta:editing-duration>PT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41" meta:word-count="3226" meta:character-count="20607" meta:row-count="145" meta:non-whitespace-character-count="17422"/>
  </office:meta>
</office:document-meta>
</file>